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6" style:family="table-cell" style:parent-style-name="Default" style:data-style-name="N12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2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29">
      <style:table-cell-properties fo:border-bottom="none" fo:background-color="#ffffd7" fo:border-left="0.06pt solid #000000" fo:border-right="none" fo:border-top="none"/>
    </style:style>
    <style:style style:name="ce99" style:family="table-cell" style:parent-style-name="Default" style:data-style-name="N129">
      <style:table-cell-properties fo:border-bottom="none" fo:background-color="#e8f2a1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2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2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29">
      <style:table-cell-properties fo:background-color="#ffffd7"/>
    </style:style>
    <style:style style:name="ce104" style:family="table-cell" style:parent-style-name="Default" style:data-style-name="N129">
      <style:table-cell-properties fo:background-color="#e8f2a1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4"/>
    <style:style style:name="ce107" style:family="table-cell" style:parent-style-name="Default" style:data-style-name="N129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29">
      <style:table-cell-properties fo:border-bottom="none" fo:background-color="#ffffa6" fo:border-left="none" fo:border-right="0.06pt solid #000000" fo:border-top="none"/>
    </style:style>
    <style:style style:name="ce109" style:family="table-cell" style:parent-style-name="Default" style:data-style-name="N129">
      <style:table-cell-properties fo:border-bottom="none" fo:background-color="#e8f2a1" fo:border-left="none" fo:border-right="0.06pt solid #000000" fo:border-top="none"/>
    </style:style>
    <style:style style:name="ce85" style:family="table-cell" style:parent-style-name="Default" style:data-style-name="N129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18" style:family="table-cell" style:parent-style-name="Default" style:data-style-name="N4">
      <style:table-cell-properties fo:background-color="transparent"/>
    </style:style>
    <style:style style:name="ce119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2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26" style:family="table-cell" style:parent-style-name="Default" style:data-style-name="N36">
      <style:text-properties fo:font-weight="bold" style:font-weight-asian="bold" style:font-weight-complex="bold"/>
    </style:style>
    <style:style style:name="ce127" style:family="table-cell" style:parent-style-name="Default" style:data-style-name="N36"/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 style:data-style-name="N12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35" style:family="table-cell" style:parent-style-name="Default" style:data-style-name="N12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 style:data-style-name="N129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7" style:family="table-cell" style:parent-style-name="Default" style:data-style-name="N129">
      <style:text-properties fo:font-weight="bold" style:font-weight-asian="bold" style:font-weight-complex="bold"/>
    </style:style>
    <style:style style:name="ce138" style:family="table-cell" style:parent-style-name="Default" style:data-style-name="N129">
      <style:text-properties fo:font-weight="normal" style:font-weight-asian="normal" style:font-weight-complex="normal"/>
    </style:style>
    <style:style style:name="ce1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4ea6b"/>
    </style:style>
    <style:style style:name="ce143" style:family="table-cell" style:parent-style-name="Default">
      <style:table-cell-properties fo:background-color="#069a2e"/>
    </style:style>
    <style:style style:name="ce144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5" style:family="table-cell" style:parent-style-name="Default" style:data-style-name="N12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129">
      <style:table-cell-properties fo:background-color="transparent"/>
    </style:style>
    <style:style style:name="ce14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49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50" style:family="table-cell" style:parent-style-name="Default" style:data-style-name="N36">
      <style:table-cell-properties fo:background-color="#ffd7d7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d7d7"/>
    </style:style>
    <style:style style:name="ce153" style:family="table-cell" style:parent-style-name="Default" style:data-style-name="N4">
      <style:table-cell-properties fo:background-color="#ffd7d7"/>
    </style:style>
    <style:style style:name="ce154" style:family="table-cell" style:parent-style-name="Default" style:data-style-name="N129">
      <style:table-cell-properties fo:background-color="#ffd7d7"/>
    </style:style>
    <style:style style:name="ce155" style:family="table-cell" style:parent-style-name="Default" style:data-style-name="N36">
      <style:table-cell-properties fo:background-color="#d4ea6b"/>
    </style:style>
    <style:style style:name="ce15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59" style:family="table-cell" style:parent-style-name="Default" style:data-style-name="N129">
      <style:table-cell-properties fo:border-bottom="none" fo:background-color="#ffd7d7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d4ea6b"/>
    </style:style>
    <style:style style:name="ce161" style:family="table-cell" style:parent-style-name="Default" style:data-style-name="N36">
      <style:table-cell-properties fo:background-color="transparent"/>
    </style:style>
    <style:style style:name="ce162" style:family="table-cell" style:parent-style-name="Default">
      <style:table-cell-properties fo:background-color="#ffd8ce"/>
    </style:style>
    <style:style style:name="ce70" style:family="table-cell" style:parent-style-name="Default">
      <style:table-cell-properties fo:background-color="#f7d1d5"/>
    </style:style>
    <style:style style:name="ce16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29">
      <style:table-cell-properties fo:background-color="#d4ea6b"/>
      <style:text-properties fo:font-weight="normal" style:font-weight-asian="normal" style:font-weight-complex="normal"/>
    </style:style>
    <style:style style:name="ce165" style:family="table-cell" style:parent-style-name="Default" style:data-style-name="N129">
      <style:table-cell-properties fo:background-color="#ffd8c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 style:data-style-name="N4">
      <style:table-cell-properties fo:background-color="#ffd8ce"/>
    </style:style>
    <style:style style:name="ce170" style:family="table-cell" style:parent-style-name="Default" style:data-style-name="N129">
      <style:table-cell-properties fo:background-color="#ffd8ce"/>
    </style:style>
    <style:style style:name="ce17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81d41a"/>
    </style:style>
    <style:style style:name="ce17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 style:data-style-name="N129">
      <style:table-cell-properties fo:background-color="#81d41a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81d41a"/>
    </style:style>
    <style:style style:name="ce94" style:family="table-cell" style:parent-style-name="Default" style:data-style-name="N36">
      <style:table-cell-properties fo:background-color="#f7d1d5"/>
    </style:style>
    <style:style style:name="ce106" style:family="table-cell" style:parent-style-name="Default">
      <style:table-cell-properties style:text-align-source="value-type" style:repeat-content="false"/>
      <style:paragraph-properties fo:margin-left="0cm"/>
    </style:style>
    <style:style style:name="ce187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241" style:family="table-cell" style:parent-style-name="Default" style:data-style-name="N104">
      <style:text-properties fo:font-weight="normal" style:font-weight-asian="normal" style:font-weight-complex="normal"/>
    </style:style>
    <style:style style:name="ce242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180" style:family="table-cell" style:parent-style-name="Default" style:data-style-name="N4">
      <style:table-cell-properties fo:background-color="#f7d1d5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fa6a6"/>
    </style:style>
    <style:style style:name="ce120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18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80"/>
        <table:table-column table:style-name="co11" table:number-columns-repeated="2" table:default-cell-style-name="ce80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67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18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3">
          <table:table-cell table:style-name="ce67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18" table:number-columns-repeated="2"/>
          <table:table-cell table:style-name="ce122" office:value-type="float" office:value="19.8" calcext:value-type="float">
            <text:p>19,80</text:p>
          </table:table-cell>
        </table:table-row>
        <table:table-row table:style-name="ro3">
          <table:table-cell table:style-name="ce67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/>
          <table:table-cell table:style-name="Default" table:number-columns-repeated="3"/>
          <table:table-cell table:style-name="ce122"/>
        </table:table-row>
        <table:table-row table:style-name="ro3">
          <table:table-cell table:style-name="ce67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100000000035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18" table:number-columns-repeated="2"/>
          <table:table-cell table:style-name="ce122" office:value-type="float" office:value="6.5" calcext:value-type="float">
            <text:p>6,50</text:p>
          </table:table-cell>
        </table:table-row>
        <table:table-row table:style-name="ro3">
          <table:table-cell table:style-name="ce67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18" table:number-columns-repeated="2"/>
          <table:table-cell table:style-name="ce122" office:value-type="float" office:value="23.75" calcext:value-type="float">
            <text:p>23,75</text:p>
          </table:table-cell>
        </table:table-row>
        <table:table-row table:style-name="ro3">
          <table:table-cell table:style-name="ce67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67" office:value-type="string" calcext:value-type="string">
            <text:p>Temmuz</text:p>
          </table:table-cell>
          <table:table-cell table:style-name="ce98" table:formula="of:=[$'07'.D2]" office:value-type="float" office:value="27225.87" calcext:value-type="float">
            <text:p>27.225,8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245.09" calcext:value-type="float">
            <text:p>3.245,0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18" table:formula="of:=[.I9]*0.2491" office:value-type="float" office:value="10.4622" calcext:value-type="float">
            <text:p>10,46</text:p>
          </table:table-cell>
          <table:table-cell table:style-name="ce118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167.65" calcext:value-type="float">
            <text:p>26.167,6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10]*0.2491" office:value-type="float" office:value="20.9244" calcext:value-type="float">
            <text:p>20,92</text:p>
          </table:table-cell>
          <table:table-cell table:style-name="ce118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351.24" calcext:value-type="float">
            <text:p>34.351,2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11]*0.2491" office:value-type="float" office:value="20.9244" calcext:value-type="float">
            <text:p>20,92</text:p>
          </table:table-cell>
          <table:table-cell table:style-name="ce118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682.32" calcext:value-type="float">
            <text:p>27.682,3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18" table:formula="of:=[.I12]*0.2491" office:value-type="float" office:value="11.2095" calcext:value-type="float">
            <text:p>11,21</text:p>
          </table:table-cell>
          <table:table-cell table:style-name="ce118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Kasım</text:p>
          </table:table-cell>
          <table:table-cell table:style-name="ce98" table:formula="of:=[$'11'.D2]" office:value-type="float" office:value="95191.62" calcext:value-type="float">
            <text:p>95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08698.12" calcext:value-type="float">
            <text:p>108.698,12</text:p>
          </table:table-cell>
          <table:table-cell table:style-name="ce98" table:formula="of:=[$'11'.F2]" office:value-type="float" office:value="4890.1" calcext:value-type="float">
            <text:p>4.890,10</text:p>
          </table:table-cell>
          <table:table-cell table:style-name="ce103" table:formula="of:=[$'11'.G2]" office:value-type="float" office:value="-12730.8" calcext:value-type="float">
            <text:p>-12.730,80</text:p>
          </table:table-cell>
          <table:table-cell table:style-name="ce109" table:formula="of:=[.E13]+[.F13]+[.G12]" office:value-type="float" office:value="60587.7" calcext:value-type="float">
            <text:p>60.587,70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13]*0.2491" office:value-type="float" office:value="11.9568" calcext:value-type="float">
            <text:p>11,96</text:p>
          </table:table-cell>
          <table:table-cell table:style-name="ce118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67" office:value-type="string" calcext:value-type="string">
            <text:p>Aralık</text:p>
          </table:table-cell>
          <table:table-cell table:style-name="ce98" table:formula="of:=[$'12'.D2]" office:value-type="float" office:value="98349.5" calcext:value-type="float">
            <text:p>98.349,50</text:p>
          </table:table-cell>
          <table:table-cell table:style-name="ce103" table:formula="of:=[$'12'.E2]" office:value-type="float" office:value="-19591.84" calcext:value-type="float">
            <text:p>-19.591,84</text:p>
          </table:table-cell>
          <table:table-cell table:style-name="ce108" table:formula="of:=[.B14]+[.C14]+[.D13]" office:value-type="float" office:value="187455.78" calcext:value-type="float">
            <text:p>187.455,78</text:p>
          </table:table-cell>
          <table:table-cell table:style-name="ce98" table:formula="of:=[$'12'.F2]" office:value-type="float" office:value="0" calcext:value-type="float">
            <text:p>0,00</text:p>
          </table:table-cell>
          <table:table-cell table:style-name="ce103" table:formula="of:=[$'12'.G2]" office:value-type="float" office:value="0" calcext:value-type="float">
            <text:p>0,00</text:p>
          </table:table-cell>
          <table:table-cell table:style-name="ce109" table:formula="of:=[.E14]+[.F14]+[.G13]" office:value-type="float" office:value="60587.7" calcext:value-type="float">
            <text:p>60.587,70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14]*0.2491" office:value-type="float" office:value="11.9568" calcext:value-type="float">
            <text:p>11,96</text:p>
          </table:table-cell>
          <table:table-cell table:style-name="ce118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95" office:value-type="string" calcext:value-type="string">
            <text:p>TOPLAM</text:p>
          </table:table-cell>
          <table:table-cell table:style-name="ce99" table:formula="of:=SUM([.B3:.B14])" office:value-type="float" office:value="453282.39" calcext:value-type="float">
            <text:p>453.282,39</text:p>
          </table:table-cell>
          <table:table-cell table:style-name="ce104" table:formula="of:=SUM([.C3:.C14])" office:value-type="float" office:value="-265826.61" calcext:value-type="float">
            <text:p>-265.826,61</text:p>
          </table:table-cell>
          <table:table-cell table:style-name="ce109"/>
          <table:table-cell table:style-name="ce99" table:formula="of:=SUM([.E3:.E14])" office:value-type="float" office:value="349770.15" calcext:value-type="float">
            <text:p>349.770,15</text:p>
          </table:table-cell>
          <table:table-cell table:style-name="ce104" table:formula="of:=SUM([.F3:.F14])" office:value-type="float" office:value="-289182.45" calcext:value-type="float">
            <text:p>-289.182,45</text:p>
          </table:table-cell>
          <table:table-cell table:style-name="ce109" table:formula="of:=[.E15]+[.F15]" office:value-type="float" office:value="60587.7" calcext:value-type="float">
            <text:p>60.587,70</text:p>
          </table:table-cell>
          <table:table-cell table:style-name="ce111"/>
          <table:table-cell table:style-name="ce113" table:formula="of:=SUM([.I3:.I14])" office:value-type="float" office:value="351" calcext:value-type="float">
            <text:p>351</text:p>
          </table:table-cell>
          <table:table-cell table:style-name="ce119" table:formula="of:=SUM([.J3:.J14])" office:value-type="float" office:value="87.4341" calcext:value-type="float">
            <text:p>87,43</text:p>
          </table:table-cell>
          <table:table-cell table:style-name="ce119" table:formula="of:=SUM([.K3:.K14])" office:value-type="float" office:value="263.5659" calcext:value-type="float">
            <text:p>263,57</text:p>
          </table:table-cell>
          <table:table-cell table:style-name="ce119" table:formula="of:=SUM([.L3:.L14])" office:value-type="float" office:value="86.05" calcext:value-type="float">
            <text:p>86,0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7773.5325" calcext:value-type="float">
            <text:p>37.773,53</text:p>
          </table:table-cell>
          <table:table-cell table:style-name="ce105" table:formula="of:=[.C15]/[.A16]" office:value-type="float" office:value="-22152.2175" calcext:value-type="float">
            <text:p>-22.152,22</text:p>
          </table:table-cell>
          <table:table-cell table:style-name="ce105"/>
          <table:table-cell table:style-name="ce105" table:formula="of:=[.E15]/[.A16]" office:value-type="float" office:value="29147.5125" calcext:value-type="float">
            <text:p>29.147,51</text:p>
          </table:table-cell>
          <table:table-cell table:style-name="ce105" table:formula="of:=[.F15]/[.A16]" office:value-type="float" office:value="-24098.5375" calcext:value-type="float">
            <text:p>-24.098,54</text:p>
          </table:table-cell>
          <table:table-cell table:style-name="ce105" table:formula="of:=[.G15]/[.A16]" office:value-type="float" office:value="5048.975" calcext:value-type="float">
            <text:p>5.048,98</text:p>
          </table:table-cell>
          <table:table-cell table:number-columns-repeated="2"/>
          <table:table-cell table:style-name="ce123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3">
          <table:table-cell table:number-columns-repeated="2"/>
          <table:table-cell table:style-name="ce80" table:number-columns-repeated="2"/>
          <table:table-cell table:number-columns-repeated="2"/>
          <table:table-cell table:style-name="ce85"/>
          <table:table-cell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2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2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22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18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85"/>
        <table:table-column table:style-name="co18" table:number-columns-repeated="3" table:default-cell-style-name="ce85"/>
        <table:table-column table:style-name="co12" table:default-cell-style-name="Default"/>
        <table:table-row table:style-name="ro3">
          <table:table-cell/>
          <table:table-cell table:style-name="ce33" office:value-type="float" office:value="11.1" calcext:value-type="float">
            <text:p>11,1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26" office:value-type="string" calcext:value-type="string">
            <text:p>- OCA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3:.D57])" office:value-type="float" office:value="7333.3" calcext:value-type="float">
            <text:p>7.333,30</text:p>
          </table:table-cell>
          <table:table-cell table:style-name="ce135" table:formula="of:=SUM([.E3:.E57])" office:value-type="float" office:value="-6834.05" calcext:value-type="float">
            <text:p>-6.834,05</text:p>
          </table:table-cell>
          <table:table-cell table:style-name="ce135" table:formula="of:=SUM([.F3:.F57])" office:value-type="float" office:value="46462.64" calcext:value-type="float">
            <text:p>46.462,64</text:p>
          </table:table-cell>
          <table:table-cell table:style-name="ce135" table:formula="of:=SUM([.G3:.G57])" office:value-type="float" office:value="-6834.05" calcext:value-type="float">
            <text:p>-6.834,05</text:p>
          </table:table-cell>
          <table:table-cell table:style-name="ce135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27"/>
          <table:table-cell table:style-name="ce128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2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27" office:value-type="date" office:date-value="2022-01-13" calcext:value-type="date">
            <text:p>13.0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130.3" calcext:value-type="float">
            <text:p>-130,30</text:p>
          </table:table-cell>
          <table:table-cell table:style-name="ce136"/>
          <table:table-cell table:style-name="ce136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255.4" calcext:value-type="float">
            <text:p>-255,40</text:p>
          </table:table-cell>
          <table:table-cell table:style-name="ce136"/>
          <table:table-cell table:style-name="ce136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27"/>
          <table:table-cell table:style-name="ce12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27"/>
          <table:table-cell table:style-name="ce12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27"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6" office:value-type="float" office:value="-50" calcext:value-type="float">
            <text:p>-50,00</text:p>
          </table:table-cell>
          <table:table-cell table:style-name="ce136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27" office:value-type="date" office:date-value="2022-01-04" calcext:value-type="date">
            <text:p>04.01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6" table:number-columns-repeated="2"/>
          <table:table-cell table:style-name="ce136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2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27"/>
          <table:table-cell table:number-columns-repeated="3"/>
          <table:table-cell table:style-name="ce136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33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/>
          <table:table-cell table:style-name="ce133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 table:style-name="ce127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 table:style-name="ce127"/>
          <table:table-cell table:number-columns-repeated="8"/>
        </table:table-row>
        <table:table-row table:style-name="ro3" table:number-rows-repeated="17">
          <table:table-cell table:style-name="ce127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 table:number-rows-repeated="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3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/>
          <table:table-cell table:style-name="ce133" table:number-columns-repeated="3"/>
          <table:table-cell table:number-columns-repeated="5"/>
        </table:table-row>
        <table:table-row table:style-name="ro3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3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3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3" table:number-rows-repeated="5">
          <table:table-cell table:style-name="ce127"/>
          <table:table-cell table:number-columns-repeated="8"/>
        </table:table-row>
        <table:table-row table:style-name="ro3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3" table:number-rows-repeated="9">
          <table:table-cell table:style-name="ce127"/>
          <table:table-cell table:number-columns-repeated="8"/>
        </table:table-row>
        <table:table-row table:style-name="ro3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33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27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85"/>
        <table:table-column table:style-name="co21" table:default-cell-style-name="ce85"/>
        <table:table-column table:style-name="co22" table:default-cell-style-name="ce85"/>
        <table:table-column table:style-name="co23" table:default-cell-style-name="ce85"/>
        <table:table-row table:style-name="ro3">
          <table:table-cell table:style-name="Default"/>
          <table:table-cell table:style-name="ce33" office:value-type="float" office:value="4.81" calcext:value-type="float">
            <text:p>4,81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ŞUBA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3])" office:value-type="float" office:value="10567.09" calcext:value-type="float">
            <text:p>10.567,09</text:p>
          </table:table-cell>
          <table:table-cell table:style-name="ce135" table:formula="of:=SUM([.E5:.E63])" office:value-type="float" office:value="-21938.15" calcext:value-type="float">
            <text:p>-21.938,15</text:p>
          </table:table-cell>
          <table:table-cell table:style-name="ce135" table:formula="of:=SUM([.F5:.F63])" office:value-type="float" office:value="11567.09" calcext:value-type="float">
            <text:p>11.567,09</text:p>
          </table:table-cell>
          <table:table-cell table:style-name="ce135" table:formula="of:=SUM([.G5:.G63])" office:value-type="float" office:value="-21938.15" calcext:value-type="float">
            <text:p>-21.938,15</text:p>
          </table:table-cell>
          <table:table-cell table:style-name="ce135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style-name="ce136"/>
        </table:table-row>
        <table:table-row table:style-name="ro3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8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8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8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3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31" office:value-type="string" calcext:value-type="string">
            <text:p>balmer bilgisayar</text:p>
          </table:table-cell>
          <table:table-cell table:style-name="ce131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31" office:value-type="string" calcext:value-type="string">
            <text:p>banggood lcd controller</text:p>
          </table:table-cell>
          <table:table-cell table:style-name="ce131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31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138"/>
          <table:table-cell table:style-name="ce137" table:number-columns-repeated="2"/>
          <table:table-cell/>
        </table:table-row>
      </table:table>
      <table:table table:name="03" table:style-name="ta1">
        <table:table-column table:style-name="co24" table:default-cell-style-name="ce127"/>
        <table:table-column table:style-name="co25" table:default-cell-style-name="Default"/>
        <table:table-column table:style-name="co26" table:default-cell-style-name="Default"/>
        <table:table-column table:style-name="co27" table:default-cell-style-name="ce85"/>
        <table:table-column table:style-name="co28" table:default-cell-style-name="ce85"/>
        <table:table-column table:style-name="co27" table:default-cell-style-name="ce85"/>
        <table:table-column table:style-name="co28" table:number-columns-repeated="2" table:default-cell-style-name="ce85"/>
        <table:table-column table:style-name="co12" table:default-cell-style-name="Default"/>
        <table:table-row table:style-name="ro3">
          <table:table-cell table:style-name="Default"/>
          <table:table-cell table:style-name="ce33" office:value-type="float" office:value="5.46" calcext:value-type="float">
            <text:p>5,46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39" office:value-type="string" calcext:value-type="string">
            <text:p>- MAR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1])" office:value-type="float" office:value="36859.61" calcext:value-type="float">
            <text:p>36.859,61</text:p>
          </table:table-cell>
          <table:table-cell table:style-name="ce135" table:formula="of:=SUM([.E5:.E61])" office:value-type="float" office:value="-30109.3" calcext:value-type="float">
            <text:p>-30.109,30</text:p>
          </table:table-cell>
          <table:table-cell table:style-name="ce135" table:formula="of:=SUM([.F5:.F61])" office:value-type="float" office:value="35859.61" calcext:value-type="float">
            <text:p>35.859,61</text:p>
          </table:table-cell>
          <table:table-cell table:style-name="ce135" table:formula="of:=SUM([.G5:.G61])" office:value-type="float" office:value="-30109.3" calcext:value-type="float">
            <text:p>-30.109,30</text:p>
          </table:table-cell>
          <table:table-cell table:style-name="ce135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28"/>
          <table:table-cell table:style-name="ce133" table:number-columns-repeated="2"/>
          <table:table-cell table:style-name="ce137" table:number-columns-repeated="3"/>
          <table:table-cell/>
          <table:table-cell table:style-name="ce133"/>
        </table:table-row>
        <table:table-row table:style-name="ro3">
          <table:table-cell/>
          <table:table-cell table:style-name="ce133" table:number-columns-repeated="3"/>
          <table:table-cell table:style-name="ce1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33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167" calcext:value-type="float">
            <text:p>-167,00</text:p>
          </table:table-cell>
          <table:table-cell table:style-name="ce137"/>
          <table:table-cell table:style-name="ce1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33"/>
        </table:table-row>
        <table:table-row table:style-name="ro3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428" calcext:value-type="float">
            <text:p>-428,00</text:p>
          </table:table-cell>
          <table:table-cell table:style-name="ce137"/>
          <table:table-cell table:style-name="ce1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33"/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30" table:number-columns-repeated="3"/>
          <table:table-cell table:style-name="ce138"/>
          <table:table-cell table:style-name="ce1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33"/>
        </table:table-row>
        <table:table-row table:style-name="ro3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8" office:value-type="float" office:value="-50" calcext:value-type="float">
            <text:p>-50,00</text:p>
          </table:table-cell>
          <table:table-cell table:style-name="ce1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33"/>
        </table:table-row>
        <table:table-row table:style-name="ro3">
          <table:table-cell/>
          <table:table-cell table:style-name="ce131" office:value-type="string" calcext:value-type="string">
            <text:p>daü yasemin 21-22 <text:s/>bahar okul ücreti</text:p>
          </table:table-cell>
          <table:table-cell table:style-name="ce131" table:number-columns-repeated="2"/>
          <table:table-cell table:style-name="ce138" office:value-type="float" office:value="-21510.75" calcext:value-type="float">
            <text:p>-21.510,75</text:p>
          </table:table-cell>
          <table:table-cell table:style-name="ce1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33"/>
        </table:table-row>
        <table:table-row table:style-name="ro3">
          <table:table-cell/>
          <table:table-cell table:style-name="ce131" office:value-type="string" calcext:value-type="string">
            <text:p>06 yb 1397 1. taksit</text:p>
          </table:table-cell>
          <table:table-cell table:style-name="ce131" table:number-columns-repeated="2"/>
          <table:table-cell table:style-name="ce138" office:value-type="float" office:value="-169" calcext:value-type="float">
            <text:p>-169,00</text:p>
          </table:table-cell>
          <table:table-cell table:style-name="ce1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33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8"/>
          <table:table-cell table:style-name="ce137"/>
          <table:table-cell table:style-name="ce1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33"/>
        </table:table-row>
        <table:table-row table:style-name="ro3">
          <table:table-cell/>
          <table:table-cell table:style-name="ce131" table:number-columns-repeated="3"/>
          <table:table-cell table:style-name="ce1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33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8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8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8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8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27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3">
          <table:table-cell table:style-name="Default"/>
          <table:table-cell table:style-name="ce33" office:value-type="float" office:value="7.25" calcext:value-type="float">
            <text:p>7,2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NİS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6])" office:value-type="float" office:value="15937.59" calcext:value-type="float">
            <text:p>15.937,59</text:p>
          </table:table-cell>
          <table:table-cell table:style-name="ce135" table:formula="of:=SUM([.E5:.E66])" office:value-type="float" office:value="-11790.68" calcext:value-type="float">
            <text:p>-11.790,68</text:p>
          </table:table-cell>
          <table:table-cell table:style-name="ce135" table:formula="of:=SUM([.F5:.F66])" office:value-type="float" office:value="17940.28" calcext:value-type="float">
            <text:p>17.940,28</text:p>
          </table:table-cell>
          <table:table-cell table:style-name="ce135" table:formula="of:=SUM([.G5:.G66])" office:value-type="float" office:value="-11140.68" calcext:value-type="float">
            <text:p>-11.140,68</text:p>
          </table:table-cell>
          <table:table-cell table:style-name="ce135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28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383.8" calcext:value-type="float">
            <text:p>-383,80</text:p>
          </table:table-cell>
          <table:table-cell table:style-name="ce137"/>
          <table:table-cell table:style-name="ce138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171.6" calcext:value-type="float">
            <text:p>-171,60</text:p>
          </table:table-cell>
          <table:table-cell table:style-name="ce137"/>
          <table:table-cell table:style-name="ce138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0" table:number-columns-repeated="3"/>
          <table:table-cell table:style-name="Default"/>
          <table:table-cell table:style-name="ce1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8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0" table:number-columns-repeated="3"/>
          <table:table-cell table:style-name="ce138"/>
          <table:table-cell table:style-name="ce1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0" office:value-type="string" calcext:value-type="string">
            <text:p>06 yb 1397 2. taksit</text:p>
          </table:table-cell>
          <table:table-cell table:style-name="ce140" table:number-columns-repeated="2"/>
          <table:table-cell table:style-name="ce144" office:value-type="float" office:value="-169" calcext:value-type="float">
            <text:p>-169,00</text:p>
          </table:table-cell>
          <table:table-cell table:style-name="ce146"/>
          <table:table-cell table:style-name="ce14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HAS KOMP ÇORUM</text:p>
          </table:table-cell>
          <table:table-cell table:style-name="ce131" table:number-columns-repeated="2"/>
          <table:table-cell table:style-name="ce138" office:value-type="float" office:value="-3270" calcext:value-type="float">
            <text:p>-3.270,00</text:p>
          </table:table-cell>
          <table:table-cell table:style-name="ce1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yıllık kk ücreti</text:p>
          </table:table-cell>
          <table:table-cell table:style-name="ce131" table:number-columns-repeated="2"/>
          <table:table-cell table:style-name="ce138" office:value-type="float" office:value="-238" calcext:value-type="float">
            <text:p>-238,00</text:p>
          </table:table-cell>
          <table:table-cell table:style-name="ce1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yıllık kk ücreti bsmv</text:p>
          </table:table-cell>
          <table:table-cell table:style-name="ce131" table:number-columns-repeated="2"/>
          <table:table-cell table:style-name="ce138" office:value-type="float" office:value="-11.9" calcext:value-type="float">
            <text:p>-11,90</text:p>
          </table:table-cell>
          <table:table-cell table:style-name="ce1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amazon 240gbWd ssd-braun-64gb 1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style-name="ce1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31" office:value-type="string" calcext:value-type="string">
            <text:p>gib gov tr kira damga v.</text:p>
          </table:table-cell>
          <table:table-cell table:style-name="ce131" table:number-columns-repeated="2"/>
          <table:table-cell table:style-name="ce138" office:value-type="float" office:value="-132.3" calcext:value-type="float">
            <text:p>-132,30</text:p>
          </table:table-cell>
          <table:table-cell table:style-name="ce1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 table:number-columns-repeated="2"/>
          <table:table-cell table:style-name="ce14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31" table:number-columns-repeated="3"/>
          <table:table-cell table:style-name="ce1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8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85" office:value-type="float" office:value="1600" calcext:value-type="float">
            <text:p>1.600,00</text:p>
          </table:table-cell>
          <table:table-cell table:style-name="Default"/>
          <table:table-cell table:style-name="ce147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142" office:value-type="string" calcext:value-type="string">
            <text:p>Doğuş Kira 9/12-2022-23 <text:s text:c="3"/>+2000</text:p>
          </table:table-cell>
          <table:table-cell table:style-name="ce143"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85"/>
          <table:table-cell table:style-name="Default"/>
          <table:table-cell table:style-name="ce147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3">
          <table:table-cell office:value-type="string" calcext:value-type="string">
            <text:p>tüfe</text:p>
          </table:table-cell>
          <table:table-cell table:style-name="ce3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MAYI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2])" office:value-type="float" office:value="11328.34" calcext:value-type="float">
            <text:p>11.328,34</text:p>
          </table:table-cell>
          <table:table-cell table:style-name="ce135" table:formula="of:=SUM([.E4:.E68])" office:value-type="float" office:value="-7712.66" calcext:value-type="float">
            <text:p>-7.712,66</text:p>
          </table:table-cell>
          <table:table-cell table:style-name="ce135" table:formula="of:=SUM([.F4:.F65])" office:value-type="float" office:value="9522.37" calcext:value-type="float">
            <text:p>9.522,37</text:p>
          </table:table-cell>
          <table:table-cell table:style-name="ce135" table:formula="of:=SUM([.G4:.G65])" office:value-type="float" office:value="-7722.66" calcext:value-type="float">
            <text:p>-7.722,66</text:p>
          </table:table-cell>
          <table:table-cell table:style-name="ce135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ce136" table:number-columns-repeated="3"/>
          <table:table-cell/>
        </table:table-row>
        <table:table-row table:style-name="ro3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27" office:value-type="date" office:date-value="2022-05-10" calcext:value-type="date">
            <text:p>10.05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197.1" calcext:value-type="float">
            <text:p>-197,10</text:p>
          </table:table-cell>
          <table:table-cell table:style-name="ce138"/>
          <table:table-cell table:style-name="ce138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65.7" calcext:value-type="float">
            <text:p>-365,70</text:p>
          </table:table-cell>
          <table:table-cell table:style-name="ce138"/>
          <table:table-cell table:style-name="ce138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51" office:value-type="string" calcext:value-type="string">
            <text:p>audi benzin</text:p>
          </table:table-cell>
          <table:table-cell table:style-name="ce151" table:number-columns-repeated="2"/>
          <table:table-cell table:style-name="ce148" office:value-type="float" office:value="-100" calcext:value-type="float">
            <text:p>-100,00</text:p>
          </table:table-cell>
          <table:table-cell table:style-name="ce14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audi benzin 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29" office:value-type="string" calcext:value-type="string">
            <text:p>bahçe su parası</text:p>
          </table:table-cell>
          <table:table-cell table:style-name="ce129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31" office:value-type="string" calcext:value-type="string">
            <text:p>amazon 240gbWd ssd-braun-64gb 2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27" office:value-type="date" office:date-value="2022-05-05" calcext:value-type="date">
            <text:p>05.05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43"/>
          <table:table-cell table:style-name="ce8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150"/>
          <table:table-cell table:style-name="ce152" office:value-type="string" calcext:value-type="string">
            <text:p>SnyF-Kynkçı Merdal 9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style-name="ce152"/>
          <table:table-cell table:style-name="ce15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3">
          <table:table-cell/>
          <table:table-cell table:style-name="ce33" office:value-type="float" office:value="4.95" calcext:value-type="float">
            <text:p>4,9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HAZİR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4])" office:value-type="float" office:value="17837.05" calcext:value-type="float">
            <text:p>17.837,05</text:p>
          </table:table-cell>
          <table:table-cell table:style-name="ce135" table:formula="of:=SUM([.E4:.E80])" office:value-type="float" office:value="-28058.1" calcext:value-type="float">
            <text:p>-28.058,10</text:p>
          </table:table-cell>
          <table:table-cell table:style-name="ce135" table:formula="of:=SUM([.F4:.F77])" office:value-type="float" office:value="16654.19" calcext:value-type="float">
            <text:p>16.654,19</text:p>
          </table:table-cell>
          <table:table-cell table:style-name="ce135" table:formula="of:=SUM([.G4:.G77])" office:value-type="float" office:value="-28058.1" calcext:value-type="float">
            <text:p>-28.058,10</text:p>
          </table:table-cell>
          <table:table-cell table:style-name="ce135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52"/>
          <table:table-cell table:style-name="ce156" office:value-type="string" calcext:value-type="string">
            <text:p>Mesut Elektrik</text:p>
          </table:table-cell>
          <table:table-cell table:style-name="ce156"/>
          <table:table-cell table:style-name="ce156" office:value-type="float" office:value="182.86" calcext:value-type="float">
            <text:p>182,86</text:p>
          </table:table-cell>
          <table:table-cell table:style-name="ce15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157" office:value-type="string" calcext:value-type="string">
            <text:p>9522138254 /CK ÇEPESAŞ/FATURA</text:p>
          </table:table-cell>
          <table:table-cell table:style-name="ce157" table:number-columns-repeated="2"/>
          <table:table-cell table:style-name="ce149" office:value-type="float" office:value="-1317.2" calcext:value-type="float">
            <text:p>-1.317,20</text:p>
          </table:table-cell>
          <table:table-cell table:style-name="ce149"/>
          <table:table-cell table:style-name="ce14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.1" calcext:value-type="float">
            <text:p>-200,10</text:p>
          </table:table-cell>
          <table:table-cell table:style-name="ce13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95.4" calcext:value-type="float">
            <text:p>-395,40</text:p>
          </table:table-cell>
          <table:table-cell table:style-name="ce13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27" office:value-type="date" office:date-value="2022-06-07" calcext:value-type="date">
            <text:p>07.06.2022</text:p>
          </table:table-cell>
          <table:table-cell table:style-name="ce130" office:value-type="string" calcext:value-type="string">
            <text:p>Yasemin İstanbul Kira</text:p>
          </table:table-cell>
          <table:table-cell table:style-name="ce130" table:number-columns-repeated="2"/>
          <table:table-cell table:style-name="ce13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0" office:value-type="string" calcext:value-type="string">
            <text:p>amazon 240gbWd ssd-braun-64gb 3/6</text:p>
          </table:table-cell>
          <table:table-cell table:style-name="ce140" table:number-columns-repeated="2"/>
          <table:table-cell table:style-name="ce144" office:value-type="float" office:value="-177.65" calcext:value-type="float">
            <text:p>-177,65</text:p>
          </table:table-cell>
          <table:table-cell table:style-name="ce14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table:style-name="ce138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benzin <text:s text:c="2"/>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migros şimşek yem</text:p>
          </table:table-cell>
          <table:table-cell table:style-name="ce131" table:number-columns-repeated="2"/>
          <table:table-cell table:style-name="ce138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fide bahçe</text:p>
          </table:table-cell>
          <table:table-cell table:style-name="ce131" table:number-columns-repeated="2"/>
          <table:table-cell table:style-name="ce138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Benzin + gaz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31" office:value-type="string" calcext:value-type="string">
            <text:p>Vodafone 2240</text:p>
          </table:table-cell>
          <table:table-cell table:style-name="ce131" table:number-columns-repeated="2"/>
          <table:table-cell table:style-name="ce138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27" office:value-type="date" office:date-value="2022-06-06" calcext:value-type="date">
            <text:p>06.06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27"/>
          <table:table-cell table:style-name="ce131" table:number-columns-repeated="3"/>
          <table:table-cell table:style-name="ce13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27" office:value-type="date" office:date-value="2022-06-16" calcext:value-type="date">
            <text:p>16.06.2022</text:p>
          </table:table-cell>
          <table:table-cell table:style-name="ce131" office:value-type="string" calcext:value-type="string">
            <text:p>8758480300 çepesaş</text:p>
          </table:table-cell>
          <table:table-cell table:style-name="ce131" table:number-columns-repeated="2"/>
          <table:table-cell table:style-name="ce138" office:value-type="float" office:value="-99.5" calcext:value-type="float">
            <text:p>-99,50</text:p>
          </table:table-cell>
          <table:table-cell/>
          <table:table-cell table:style-name="ce138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27" office:value-type="date" office:date-value="2022-06-17" calcext:value-type="date">
            <text:p>17.06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27" office:value-type="date" office:date-value="2022-06-16" calcext:value-type="date">
            <text:p>16.06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2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152"/>
          <table:table-cell table:style-name="ce152" office:value-type="string" calcext:value-type="string">
            <text:p>Doğuş Kira 11/12-2022-23</text:p>
          </table:table-cell>
          <table:table-cell table:style-name="ce152"/>
          <table:table-cell table:style-name="ce154" office:value-type="float" office:value="5000" calcext:value-type="float">
            <text:p>5.000,00</text:p>
          </table:table-cell>
          <table:table-cell table:style-name="ce15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18" office:value-type="float" office:value="6597.63" calcext:value-type="float">
            <text:p>6.597,63</text:p>
          </table:table-cell>
          <table:table-cell table:style-name="Default"/>
          <table:table-cell table:style-name="ce8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18"/>
          <table:table-cell table:style-name="Default"/>
          <table:table-cell table:style-name="ce8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155" office:value-type="date" office:date-value="2022-06-20" calcext:value-type="date">
            <text:p>20.06.2022</text:p>
          </table:table-cell>
          <table:table-cell table:style-name="ce142" office:value-type="string" calcext:value-type="string">
            <text:p>SnyF-Kynkçı Merdal 9/12-2022</text:p>
          </table:table-cell>
          <table:table-cell table:style-name="ce142" table:number-columns-repeated="3"/>
          <table:table-cell table:style-name="ce160" office:value-type="float" office:value="4000" calcext:value-type="float">
            <text:p>4.000,00</text:p>
          </table:table-cell>
          <table:table-cell table:style-name="ce142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152"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58" office:value-type="float" office:value="4000" calcext:value-type="float">
            <text:p>4.000,00</text:p>
          </table:table-cell>
          <table:table-cell table:style-name="ce15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3">
          <table:table-cell/>
          <table:table-cell table:style-name="ce33" office:value-type="float" office:value="2.37" calcext:value-type="float">
            <text:p>2,37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TEMMUZ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91])" office:value-type="float" office:value="27225.87" calcext:value-type="float">
            <text:p>27.225,87</text:p>
          </table:table-cell>
          <table:table-cell table:style-name="ce135" table:formula="of:=SUM([.E4:.E91])" office:value-type="float" office:value="-17400.82" calcext:value-type="float">
            <text:p>-17.400,82</text:p>
          </table:table-cell>
          <table:table-cell table:style-name="ce135" table:formula="of:=SUM([.F4:.F88])" office:value-type="float" office:value="16133.3" calcext:value-type="float">
            <text:p>16.133,30</text:p>
          </table:table-cell>
          <table:table-cell table:style-name="ce135" table:formula="of:=SUM([.G4:.G88])" office:value-type="float" office:value="-20600.82" calcext:value-type="float">
            <text:p>-20.600,82</text:p>
          </table:table-cell>
          <table:table-cell table:style-name="ce135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28"/>
          <table:table-cell table:style-name="ce133" table:number-columns-repeated="2"/>
          <table:table-cell table:style-name="ce85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85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85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85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27" office:value-type="date" office:date-value="2022-07-13" calcext:value-type="date">
            <text:p>13.07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27"/>
          <table:table-cell table:style-name="ce129" table:number-columns-repeated="3"/>
          <table:table-cell table:style-name="ce85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19" calcext:value-type="float">
            <text:p>-219,00</text:p>
          </table:table-cell>
          <table:table-cell table:style-name="ce137"/>
          <table:table-cell table:style-name="ce138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38.6" calcext:value-type="float">
            <text:p>-438,60</text:p>
          </table:table-cell>
          <table:table-cell table:style-name="ce137"/>
          <table:table-cell table:style-name="ce138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27"/>
          <table:table-cell table:style-name="ce130" table:number-columns-repeated="3"/>
          <table:table-cell/>
          <table:table-cell table:style-name="ce137"/>
          <table:table-cell table:style-name="ce138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27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ziraat pervine havale kredi için</text:p>
          </table:table-cell>
          <table:table-cell table:style-name="ce130" table:number-columns-repeated="2"/>
          <table:table-cell/>
          <table:table-cell table:style-name="ce137"/>
          <table:table-cell table:style-name="ce138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2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8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27"/>
          <table:table-cell table:number-columns-repeated="3"/>
          <table:table-cell table:style-name="Default"/>
          <table:table-cell table:style-name="ce8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2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85" office:value-type="float" office:value="-4.89" calcext:value-type="float">
            <text:p>-4,89</text:p>
          </table:table-cell>
          <table:table-cell table:style-name="ce8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Adem Özen Kira Ödemesi 2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MarRyl Aidat 2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amazon 240gbWd ssd-braun-64gb 4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topçam</text:p>
          </table:table-cell>
          <table:table-cell table:style-name="ce131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istanbulkart</text:p>
          </table:table-cell>
          <table:table-cell table:style-name="ce131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ayakkabı dechatlon ½</text:p>
          </table:table-cell>
          <table:table-cell table:style-name="ce131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kamil bebek</text:p>
          </table:table-cell>
          <table:table-cell table:style-name="ce131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topçam eskişehir tokat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sen yıl petrol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a101 merdiven</text:p>
          </table:table-cell>
          <table:table-cell table:style-name="ce131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31" office:value-type="string" calcext:value-type="string">
            <text:p>vodafon</text:p>
          </table:table-cell>
          <table:table-cell table:style-name="ce13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27" office:value-type="date" office:date-value="2022-07-05" calcext:value-type="date">
            <text:p>05.07.2022</text:p>
          </table:table-cell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29" office:value-type="string" calcext:value-type="string">
            <text:p>merdiven alüminyum motorcu ibo iade</text:p>
          </table:table-cell>
          <table:table-cell table:style-name="ce129"/>
          <table:table-cell table:style-name="ce163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68"/>
          <table:table-cell table:style-name="ce138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2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68"/>
          <table:table-cell table:style-name="ce138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29" office:value-type="string" calcext:value-type="string">
            <text:p>maaş bayramlık</text:p>
          </table:table-cell>
          <table:table-cell table:style-name="ce129"/>
          <table:table-cell table:style-name="ce163" office:value-type="float" office:value="1100" calcext:value-type="float">
            <text:p>1.100,00</text:p>
          </table:table-cell>
          <table:table-cell table:style-name="ce85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37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137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155" office:value-type="date" office:date-value="2022-07-05" calcext:value-type="date">
            <text:p>05.07.2022</text:p>
          </table:table-cell>
          <table:table-cell table:style-name="ce142" office:value-type="string" calcext:value-type="string">
            <text:p>Doğuş Kira 11/12-2022-23 <text:span text:style-name="T4">BANKADAN</text:span></text:p>
          </table:table-cell>
          <table:table-cell table:style-name="ce142"/>
          <table:table-cell table:style-name="ce164" office:value-type="float" office:value="4000" calcext:value-type="float">
            <text:p>4.000,00</text:p>
          </table:table-cell>
          <table:table-cell table:style-name="ce142"/>
          <table:table-cell table:style-name="ce160" office:value-type="float" office:value="4000" calcext:value-type="float">
            <text:p>4.000,00</text:p>
          </table:table-cell>
          <table:table-cell table:style-name="ce147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61"/>
          <table:table-cell table:style-name="ce162" office:value-type="string" calcext:value-type="string">
            <text:p>Doğuş Kira 11/12-2022-23 kalan bakiye</text:p>
          </table:table-cell>
          <table:table-cell table:style-name="ce162"/>
          <table:table-cell table:style-name="ce165" office:value-type="float" office:value="1000" calcext:value-type="float">
            <text:p>1.000,00</text:p>
          </table:table-cell>
          <table:table-cell table:style-name="ce162"/>
          <table:table-cell table:style-name="ce169"/>
          <table:table-cell table:style-name="ce17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37" office:value-type="float" office:value="5000" calcext:value-type="float">
            <text:p>5.000,00</text:p>
          </table:table-cell>
          <table:table-cell table:style-name="ce85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ce85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152"/>
          <table:table-cell table:style-name="ce152" office:value-type="string" calcext:value-type="string">
            <text:p>SnyF-Kynkçı Merdal elektrik</text:p>
          </table:table-cell>
          <table:table-cell table:style-name="ce152"/>
          <table:table-cell table:style-name="ce166" office:value-type="float" office:value="445.63" calcext:value-type="float">
            <text:p>445,63</text:p>
          </table:table-cell>
          <table:table-cell table:style-name="ce154"/>
          <table:table-cell table:style-name="ce152"/>
          <table:table-cell table:style-name="ce15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67" office:value-type="float" office:value="4000" calcext:value-type="float">
            <text:p>4.000,00</text:p>
          </table:table-cell>
          <table:table-cell table:style-name="ce162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52" office:value-type="string" calcext:value-type="string">
            <text:p>SnyF-Kynkçı Merdal 10/12-2022 tüfe</text:p>
          </table:table-cell>
          <table:table-cell table:style-name="ce70"/>
          <table:table-cell table:style-name="ce76" table:formula="of:=[.D55]*[.B1]/100" office:value-type="float" office:value="94.8" calcext:value-type="float">
            <text:p>94,8</text:p>
          </table:table-cell>
          <table:table-cell table:style-name="ce70" table:number-columns-repeated="3"/>
          <table:table-cell table:formula="of:=[.H55]+[.F56]+[.G56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33"/>
        <table:table-column table:style-name="co12" table:number-columns-repeated="3" table:default-cell-style-name="ce85"/>
        <table:table-row table:style-name="ro3">
          <table:table-cell/>
          <table:table-cell table:style-name="ce33" office:value-type="float" office:value="1.46" calcext:value-type="float">
            <text:p>1,46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AĞUSTO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2])" office:value-type="float" office:value="34617.91" calcext:value-type="float">
            <text:p>34.617,91</text:p>
          </table:table-cell>
          <table:table-cell table:style-name="ce135" table:formula="of:=SUM([.E4:.E87])" office:value-type="float" office:value="-11695.35" calcext:value-type="float">
            <text:p>-11.695,35</text:p>
          </table:table-cell>
          <table:table-cell table:style-name="ce135" table:formula="of:=SUM([.F4:.F84])" office:value-type="float" office:value="102061.66" calcext:value-type="float">
            <text:p>102.061,66</text:p>
          </table:table-cell>
          <table:table-cell table:style-name="ce135" table:formula="of:=SUM([.G4:.G84])" office:value-type="float" office:value="-33894.33" calcext:value-type="float">
            <text:p>-33.894,33</text:p>
          </table:table-cell>
          <table:table-cell table:style-name="ce135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85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85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85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85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/>
          <table:table-cell table:style-name="ce174"/>
          <table:table-cell table:style-name="ce138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/>
          <table:table-cell table:style-name="ce175"/>
          <table:table-cell table:style-name="ce138" office:value-type="float" office:value="-200" calcext:value-type="float">
            <text:p>-200,00</text:p>
          </table:table-cell>
          <table:table-cell table:style-name="ce137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/>
          <table:table-cell table:style-name="ce175"/>
          <table:table-cell table:style-name="ce138" office:value-type="float" office:value="-400" calcext:value-type="float">
            <text:p>-400,00</text:p>
          </table:table-cell>
          <table:table-cell table:style-name="ce137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27" office:value-type="date" office:date-value="2022-08-15" calcext:value-type="date">
            <text:p>15.08.2022</text:p>
          </table:table-cell>
          <table:table-cell table:style-name="ce131" office:value-type="string" calcext:value-type="string">
            <text:p><text:span text:style-name="T1">8758480300  /CK ÇEPESAŞ/FATURA</text:span></text:p>
          </table:table-cell>
          <table:table-cell table:style-name="ce130"/>
          <table:table-cell table:style-name="ce175"/>
          <table:table-cell table:style-name="ce137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30" office:value-type="string" calcext:value-type="string">
            <text:p>Adem Özen Kira Ödemesi 3/12</text:p>
          </table:table-cell>
          <table:table-cell table:style-name="ce130"/>
          <table:table-cell table:style-name="ce175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30" office:value-type="string" calcext:value-type="string">
            <text:p>MarRyl Aidat 3/12</text:p>
          </table:table-cell>
          <table:table-cell table:style-name="ce130"/>
          <table:table-cell table:style-name="ce175"/>
          <table:table-cell table:style-name="ce138"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/>
          <table:table-cell table:style-name="ce174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/>
          <table:table-cell table:style-name="ce174"/>
          <table:table-cell table:style-name="ce138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31" office:value-type="string" calcext:value-type="string">
            <text:p>amazon 240gbWd ssd-braun-64gb 5/6</text:p>
          </table:table-cell>
          <table:table-cell table:style-name="ce131"/>
          <table:table-cell table:style-name="ce177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31" office:value-type="string" calcext:value-type="string">
            <text:p>decathlon ayakkabı</text:p>
          </table:table-cell>
          <table:table-cell table:style-name="ce131"/>
          <table:table-cell table:style-name="ce177"/>
          <table:table-cell table:style-name="ce138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31" office:value-type="float" office:value="2240" calcext:value-type="float">
            <text:p>2240</text:p>
          </table:table-cell>
          <table:table-cell table:style-name="ce131"/>
          <table:table-cell table:style-name="ce177"/>
          <table:table-cell table:style-name="ce138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27" office:value-type="date" office:date-value="2022-08-04" calcext:value-type="date">
            <text:p>04.08.2022</text:p>
          </table:table-cell>
          <table:table-cell table:style-name="ce131" office:value-type="string" calcext:value-type="string">
            <text:p>4876 KK</text:p>
          </table:table-cell>
          <table:table-cell table:style-name="ce131"/>
          <table:table-cell table:style-name="ce177"/>
          <table:table-cell table:style-name="ce137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27"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yasemin ehliyet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2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63"/>
          <table:table-cell table:style-name="ce137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2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74"/>
          <table:table-cell table:style-name="ce137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27"/>
          <table:table-cell office:value-type="string" calcext:value-type="string">
            <text:p>snyE Emre Aktaş kira geri ödemesi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27"/>
          <table:table-cell office:value-type="string" calcext:value-type="string">
            <text:p>snyG Metin ÇELİK 31-9-22 – 23</text:p>
          </table:table-cell>
          <table:table-cell table:style-name="ce129"/>
          <table:table-cell table:style-name="ce174"/>
          <table:table-cell table:style-name="ce137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27"/>
          <table:table-cell office:value-type="string" calcext:value-type="string">
            <text:p>40000 + (8 x 1000) = 48000 TL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27"/>
          <table:table-cell/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2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38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23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7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72" office:value-type="string" calcext:value-type="string">
            <text:p>Doğuş Kira 11/12-2022-23 kalan bakiye</text:p>
          </table:table-cell>
          <table:table-cell table:style-name="ce172"/>
          <table:table-cell table:style-name="ce178" office:value-type="float" office:value="1000" calcext:value-type="float">
            <text:p>1.000,00</text:p>
          </table:table-cell>
          <table:table-cell table:style-name="ce172"/>
          <table:table-cell table:style-name="ce184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/>
          <table:table-cell table:style-name="ce142" office:value-type="string" calcext:value-type="string">
            <text:p>Doğuş Kira 12/12-2022-23 BANKADAN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5000" calcext:value-type="float">
            <text:p>5.000,00</text:p>
          </table:table-cell>
          <table:table-cell table:style-name="ce142"/>
          <table:table-cell table:style-name="ce160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3">
          <table:table-cell/>
          <table:table-cell table:style-name="ce172" office:value-type="string" calcext:value-type="string">
            <text:p>SnyF-Kynkçı Merdal elektrik haziran</text:p>
          </table:table-cell>
          <table:table-cell table:style-name="ce172"/>
          <table:table-cell table:style-name="ce181"/>
          <table:table-cell table:style-name="ce172"/>
          <table:table-cell table:style-name="ce17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3">
          <table:table-cell table:style-name="ce127" office:value-type="date" office:date-value="2022-08-29" calcext:value-type="date">
            <text:p>29.08.2022</text:p>
          </table:table-cell>
          <table:table-cell table:style-name="ce142" office:value-type="string" calcext:value-type="string">
            <text:p>Doğuş Kira 12/12-2022-23 kalan bakiye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2000" calcext:value-type="float">
            <text:p>2.000,00</text:p>
          </table:table-cell>
          <table:table-cell table:style-name="ce142"/>
          <table:table-cell table:style-name="ce160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70" table:formula="of:=[$'07'.B56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6" table:formula="of:=[$'07'.D56]" office:value-type="float" office:value="94.8" calcext:value-type="float">
            <text:p>94,8</text:p>
          </table:table-cell>
          <table:table-cell table:style-name="Default" table:number-columns-repeated="3"/>
          <table:table-cell/>
        </table:table-row>
        <table:table-row table:style-name="ro3">
          <table:table-cell/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2]+[.G6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70" office:value-type="string" calcext:value-type="string">
            <text:p>SnyF-Kynkçı Merdal 11/12-2022 tüfe</text:p>
          </table:table-cell>
          <table:table-cell table:style-name="ce70"/>
          <table:table-cell table:style-name="ce70" table:formula="of:=([.D62]+[.D60])*[.B1]/100" office:value-type="float" office:value="116.8" calcext:value-type="float">
            <text:p>116,8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3">
          <table:table-cell/>
          <table:table-cell table:style-name="ce33" office:value-type="float" office:value="3.08" calcext:value-type="float">
            <text:p>3,08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EYLÜL 2022</text:p>
          </table:table-cell>
          <table:table-cell table:style-name="ce106"/>
          <table:table-cell table:style-name="ce134" office:value-type="string" calcext:value-type="string">
            <text:p>TOPLAM</text:p>
          </table:table-cell>
          <table:table-cell table:style-name="ce135" table:formula="of:=SUM([.D5:.D42])" office:value-type="float" office:value="70162.31" calcext:value-type="float">
            <text:p>70.162,31</text:p>
          </table:table-cell>
          <table:table-cell table:style-name="ce135" table:formula="of:=SUM([.E5:.E72])" office:value-type="float" office:value="-61978.72" calcext:value-type="float">
            <text:p>-61.978,72</text:p>
          </table:table-cell>
          <table:table-cell table:style-name="ce135" table:formula="of:=SUM([.F5:.F69])" office:value-type="float" office:value="9260.5" calcext:value-type="float">
            <text:p>9.260,50</text:p>
          </table:table-cell>
          <table:table-cell table:style-name="ce135" table:formula="of:=SUM([.G5:.G69])" office:value-type="float" office:value="-25729.24" calcext:value-type="float">
            <text:p>-25.729,24</text:p>
          </table:table-cell>
          <table:table-cell table:style-name="ce135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85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85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85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style-name="ce137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style-name="ce137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27" office:value-type="date" office:date-value="2022-09-03" calcext:value-type="date">
            <text:p>03.09.2022</text:p>
          </table:table-cell>
          <table:table-cell table:style-name="ce130" office:value-type="string" calcext:value-type="string">
            <text:p>nakit istanbul</text:p>
          </table:table-cell>
          <table:table-cell table:style-name="ce130" table:number-columns-repeated="2"/>
          <table:table-cell/>
          <table:table-cell table:style-name="ce137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27" office:value-type="date" office:date-value="2022-09-12" calcext:value-type="date">
            <text:p>12.09.2022</text:p>
          </table:table-cell>
          <table:table-cell table:style-name="ce130" office:value-type="string" calcext:value-type="string">
            <text:p>Adem Özen Kira Ödemesi 4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MarRyl Aidat 4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string" calcext:value-type="string">
            <text:p>amazon 240gbWd ssd-braun-64gb 6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toyota trafik cezası</text:p>
          </table:table-cell>
          <table:table-cell table:style-name="ce131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mtv taksit 1/3</text:p>
          </table:table-cell>
          <table:table-cell table:style-name="ce131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10" calcext:value-type="date">
            <text:p>10.08.2022</text:p>
          </table:table-cell>
          <table:table-cell table:style-name="ce131" office:value-type="string" calcext:value-type="string">
            <text:p>akgünler deniz otobüs bileti girne -taşucu</text:p>
          </table:table-cell>
          <table:table-cell table:style-name="ce131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14" calcext:value-type="date">
            <text:p>14.08.2022</text:p>
          </table:table-cell>
          <table:table-cell table:style-name="ce131" office:value-type="string" calcext:value-type="string">
            <text:p>toros benzin taşucu-tokat</text:p>
          </table:table-cell>
          <table:table-cell table:style-name="ce131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float" office:value="2240" calcext:value-type="float">
            <text:p>2240</text:p>
          </table:table-cell>
          <table:table-cell table:style-name="ce131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31" office:value-type="string" calcext:value-type="string">
            <text:p>Carraro 327 bisiklet</text:p>
          </table:table-cell>
          <table:table-cell table:style-name="ce131" office:value-type="string" calcext:value-type="string">
            <text:p>bh</text:p>
          </table:table-cell>
          <table:table-cell table:style-name="ce131"/>
          <table:table-cell table:style-name="ce137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85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85"/>
          <table:table-cell table:style-name="ce137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80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187" office:value-type="float" office:value="1200" calcext:value-type="float">
            <text:p>1.200,00</text:p>
          </table:table-cell>
          <table:table-cell table:style-name="Default"/>
          <table:table-cell table:style-name="ce80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87" office:value-type="float" office:value="54000" calcext:value-type="float">
            <text:p>54.000,00</text:p>
          </table:table-cell>
          <table:table-cell table:style-name="Default"/>
          <table:table-cell table:style-name="ce80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2" office:value-type="string" calcext:value-type="string">
            <text:p>Doğuş Kira 2/12-2023-24– 30-09-22</text:p>
          </table:table-cell>
          <table:table-cell/>
          <table:table-cell table:style-name="ce137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70" office:value-type="string" calcext:value-type="string">
            <text:p>SnyF-Kynkçı Merdal 1/12-2023-24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2" office:value-type="string" calcext:value-type="string">
            <text:p>Lise Arkası Kira ++++++++++++++++</text:p>
          </table:table-cell>
          <table:table-cell table:style-name="ce162"/>
          <table:table-cell table:style-name="ce167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2/12-2022-23 tüfe</text:p>
          </table:table-cell>
          <table:table-cell table:style-name="ce70"/>
          <table:table-cell table:style-name="ce90" table:formula="of:=([.D47]+[.D49]+[.D51])*[.B1]/100" office:value-type="float" office:value="369.6" calcext:value-type="float">
            <text:p>369,6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7]+[.G47]" office:value-type="float" office:value="-16468.74" calcext:value-type="float">
            <text:p>-16.468,74</text:p>
          </table:table-cell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8'.B63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0" table:formula="of:=[$'08'.D63]" office:value-type="float" office:value="116.8" calcext:value-type="float">
            <text:p>116,8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8]+[.F49]+[.G49]" office:value-type="float" office:value="-16468.74" calcext:value-type="float">
            <text:p>-16.468,74</text:p>
          </table:table-cell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8'.B61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0" table:formula="of:=[$'08'.D61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27"/>
        <table:table-column table:style-name="co29" table:default-cell-style-name="Default"/>
        <table:table-column table:style-name="co32" table:default-cell-style-name="Default"/>
        <table:table-column table:style-name="co12" table:default-cell-style-name="ce131"/>
        <table:table-column table:style-name="co12" table:default-cell-style-name="ce138"/>
        <table:table-column table:style-name="co12" table:number-columns-repeated="3" table:default-cell-style-name="ce85"/>
        <table:table-row table:style-name="ro3">
          <table:table-cell table:style-name="Default"/>
          <table:table-cell table:style-name="ce33" office:value-type="float" office:value="3.54" calcext:value-type="float">
            <text:p>3,54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EKİ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78])" office:value-type="float" office:value="27872.2" calcext:value-type="float">
            <text:p>27.872,20</text:p>
          </table:table-cell>
          <table:table-cell table:style-name="ce135" table:formula="of:=SUM([.E4:.E111])" office:value-type="float" office:value="-34541.12" calcext:value-type="float">
            <text:p>-34.541,12</text:p>
          </table:table-cell>
          <table:table-cell table:style-name="ce135" table:formula="of:=SUM([.F4:.F108])" office:value-type="float" office:value="79418.41" calcext:value-type="float">
            <text:p>79.418,41</text:p>
          </table:table-cell>
          <table:table-cell table:style-name="ce135" table:formula="of:=SUM([.G4:.G108])" office:value-type="float" office:value="-90424.32" calcext:value-type="float">
            <text:p>-90.424,32</text:p>
          </table:table-cell>
          <table:table-cell table:style-name="ce135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7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85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187" office:value-type="float" office:value="933.39" calcext:value-type="float">
            <text:p>933,39</text:p>
          </table:table-cell>
          <table:table-cell table:style-name="ce85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87" office:value-type="float" office:value="99.8" calcext:value-type="float">
            <text:p>99,80</text:p>
          </table:table-cell>
          <table:table-cell table:style-name="ce85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23" office:value-type="float" office:value="200" calcext:value-type="float">
            <text:p>200,00</text:p>
          </table:table-cell>
          <table:table-cell table:style-name="ce85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87" office:value-type="float" office:value="846.7" calcext:value-type="float">
            <text:p>846,70</text:p>
          </table:table-cell>
          <table:table-cell table:style-name="ce85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80" office:value-type="float" office:value="445.75" calcext:value-type="float">
            <text:p>445,75</text:p>
          </table:table-cell>
          <table:table-cell table:style-name="ce85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80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0" office:value-type="float" office:value="202.91" calcext:value-type="float">
            <text:p>202,91</text:p>
          </table:table-cell>
          <table:table-cell table:style-name="ce85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38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30" office:value-type="string" calcext:value-type="string">
            <text:p>8758480300 ck bahç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30" office:value-type="string" calcext:value-type="string">
            <text:p>Adem Özen Kira Ödemesi 5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MarRyl Aidat 5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Mtv 2/3</text:p>
          </table:table-cell>
          <table:table-cell table:style-name="ce12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29" office:value-type="string" calcext:value-type="string">
            <text:p>toyota gaz tokat</text:p>
          </table:table-cell>
          <table:table-cell table:style-name="ce129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tosya</text:p>
          </table:table-cell>
          <table:table-cell table:style-name="ce129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benzin bolu</text:p>
          </table:table-cell>
          <table:table-cell table:style-name="ce129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bolu yemek hanzade</text:p>
          </table:table-cell>
          <table:table-cell table:style-name="ce129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bolu</text:p>
          </table:table-cell>
          <table:table-cell table:style-name="ce129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toyota gaz istanbul</text:p>
          </table:table-cell>
          <table:table-cell table:style-name="ce129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ikea <text:s/></text:p>
          </table:table-cell>
          <table:table-cell table:style-name="ce129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yemek</text:p>
          </table:table-cell>
          <table:table-cell table:style-name="ce129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ikea masa 1/6</text:p>
          </table:table-cell>
          <table:table-cell table:style-name="ce131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koçtaş dolap ½</text:p>
          </table:table-cell>
          <table:table-cell table:style-name="ce131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31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buji</text:p>
          </table:table-cell>
          <table:table-cell table:style-name="ce131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rotil</text:p>
          </table:table-cell>
          <table:table-cell table:style-name="ce131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hummel ayakkabı 4 adet</text:p>
          </table:table-cell>
          <table:table-cell table:style-name="ce131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tavuk dünyası</text:p>
          </table:table-cell>
          <table:table-cell table:style-name="ce131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istanbul</text:p>
          </table:table-cell>
          <table:table-cell table:style-name="ce131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koçtaş pervane 1/6</text:p>
          </table:table-cell>
          <table:table-cell table:style-name="ce131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bolu yemek</text:p>
          </table:table-cell>
          <table:table-cell table:style-name="ce131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bolu</text:p>
          </table:table-cell>
          <table:table-cell table:style-name="ce131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pirinç</text:p>
          </table:table-cell>
          <table:table-cell table:style-name="ce131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osmancık yolcu leblebi pirinç</text:p>
          </table:table-cell>
          <table:table-cell table:style-name="ce131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benzin turhal</text:p>
          </table:table-cell>
          <table:table-cell table:style-name="ce131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şenyurt</text:p>
          </table:table-cell>
          <table:table-cell table:style-name="ce131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31" office:value-type="string" calcext:value-type="string">
            <text:p>toyota şanz yağı 3 lt</text:p>
          </table:table-cell>
          <table:table-cell table:style-name="ce131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31" office:value-type="string" calcext:value-type="string">
            <text:p>alçıpan</text:p>
          </table:table-cell>
          <table:table-cell table:style-name="ce131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31" office:value-type="string" calcext:value-type="string">
            <text:p>4876 KK 9324,32</text:p>
          </table:table-cell>
          <table:table-cell table:style-name="ce131"/>
          <table:table-cell/>
          <table:table-cell table:style-name="ce137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68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33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33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29" office:value-type="string" calcext:value-type="string">
            <text:p>800004222959 /TOKATAMASY/FATURA</text:p>
          </table:table-cell>
          <table:table-cell table:style-name="ce129" table:number-columns-repeated="2"/>
          <table:table-cell table:style-name="ce137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4293.65" calcext:value-type="currency">
            <text:p>₺4.293,65</text:p>
          </table:table-cell>
          <table:table-cell table:style-name="ce133"/>
          <table:table-cell table:style-name="ce241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 table:style-name="ce133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1" office:value-type="currency" office:currency="TRY" office:value="3000" calcext:value-type="currency">
            <text:p>₺3.000,00</text:p>
          </table:table-cell>
          <table:table-cell table:style-name="ce133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style-name="ce133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ce133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37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67" table:number-columns-repeated="2"/>
          <table:table-cell table:style-name="ce12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1/12-2023-24 tüfe</text:p>
          </table:table-cell>
          <table:table-cell table:style-name="ce70"/>
          <table:table-cell table:style-name="ce180" table:formula="of:=([.D93]+[.D91]+[.D89]+[.D87])*[.B1]/100" office:value-type="float" office:value="566.4" calcext:value-type="float">
            <text:p>566,4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/12-2023-24</text:p>
          </table:table-cell>
          <table:table-cell table:style-name="ce70"/>
          <table:table-cell table:style-name="ce180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table:formula="of:=[$'09'.B46]" office:value-type="string" office:string-value="SnyF-Kynkçı Merdal 12/12-2022-23 tüfe" calcext:value-type="string">
            <text:p>SnyF-Kynkçı Merdal 12/12-2022-23 tüfe</text:p>
          </table:table-cell>
          <table:table-cell table:style-name="ce70"/>
          <table:table-cell table:style-name="ce70" table:formula="of:=[$'09'.D46]" office:value-type="float" office:value="369.6" calcext:value-type="float">
            <text:p>369,6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9'.B48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0" table:formula="of:=[$'09'.D48]" office:value-type="float" office:value="116.8" calcext:value-type="float">
            <text:p>116,8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9'.B50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0" table:formula="of:=[$'09'.D50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3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2" table:default-cell-style-name="Default"/>
        <table:table-column table:style-name="co12" table:number-columns-repeated="3" table:default-cell-style-name="ce85"/>
        <table:table-row table:style-name="ro3">
          <table:table-cell/>
          <table:table-cell table:style-name="ce33" office:value-type="float" office:value="5" calcext:value-type="float">
            <text:p>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KASI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2])" office:value-type="float" office:value="95191.62" calcext:value-type="float">
            <text:p>95.191,62</text:p>
          </table:table-cell>
          <table:table-cell table:style-name="ce135" table:formula="of:=SUM([.E4:.E80])" office:value-type="float" office:value="-14175.82" calcext:value-type="float">
            <text:p>-14.175,82</text:p>
          </table:table-cell>
          <table:table-cell table:style-name="ce135" table:formula="of:=SUM([.F4:.F78])" office:value-type="float" office:value="4890.1" calcext:value-type="float">
            <text:p>4.890,10</text:p>
          </table:table-cell>
          <table:table-cell table:style-name="ce135" table:formula="of:=SUM([.G4:.G78])" office:value-type="float" office:value="-12730.8" calcext:value-type="float">
            <text:p>-12.730,80</text:p>
          </table:table-cell>
          <table:table-cell table:style-name="ce135" table:formula="of:=[.F2]+[.G2]" office:value-type="float" office:value="-7840.7" calcext:value-type="float">
            <text:p>-7.840,70</text:p>
          </table:table-cell>
        </table:table-row>
        <table:table-row table:style-name="ro3">
          <table:table-cell/>
          <table:table-cell table:style-name="ce128"/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table:number-columns-repeated="5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68" office:value-type="float" office:value="1221.41" calcext:value-type="float">
            <text:p>1221,41</text:p>
          </table:table-cell>
          <table:table-cell/>
          <table:table-cell table:style-name="ce138" office:value-type="float" office:value="1220" calcext:value-type="float">
            <text:p>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168" office:value-type="float" office:value="98.9" calcext:value-type="float">
            <text:p>98,9</text:p>
          </table:table-cell>
          <table:table-cell/>
          <table:table-cell table:style-name="ce138" office:value-type="float" office:value="98" calcext:value-type="float">
            <text:p>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2/6</text:p>
          </table:table-cell>
          <table:table-cell/>
          <table:table-cell table:style-name="ce133" office:value-type="float" office:value="200" calcext:value-type="float">
            <text:p>200</text:p>
          </table:table-cell>
          <table:table-cell/>
          <table:table-cell table:style-name="ce138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168" office:value-type="float" office:value="1182.16" calcext:value-type="float">
            <text:p>1182,16</text:p>
          </table:table-cell>
          <table:table-cell/>
          <table:table-cell table:style-name="ce138" office:value-type="float" office:value="1182.15" calcext:value-type="float">
            <text:p>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168" office:value-type="float" office:value="289.7" calcext:value-type="float">
            <text:p>289,7</text:p>
          </table:table-cell>
          <table:table-cell table:style-name="ce168"/>
          <table:table-cell table:style-name="ce138" office:value-type="float" office:value="290" calcext:value-type="float">
            <text:p>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168" office:value-type="float" office:value="200" calcext:value-type="float">
            <text:p>2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68" office:value-type="float" office:value="49.95" calcext:value-type="float">
            <text:p>49,95</text:p>
          </table:table-cell>
          <table:table-cell table:style-name="ce85"/>
          <table:table-cell office:value-type="float" office:value="49.95" calcext:value-type="float">
            <text:p>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334" calcext:value-type="float">
            <text:p>-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table:style-name="ce127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 table:number-columns-repeated="2"/>
          <table:table-cell table:style-name="ce138"/>
          <table:table-cell office:value-type="float" office:value="200" calcext:value-type="float">
            <text:p>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number-columns-repeated="4"/>
          <table:table-cell table:style-name="ce168"/>
          <table:table-cell table:number-columns-repeated="2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table:style-name="ce127"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255" calcext:value-type="float">
            <text:p>-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table:style-name="ce127"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400" calcext:value-type="float">
            <text:p>-400,00</text:p>
          </table:table-cell>
          <table:table-cell/>
          <table:table-cell office:value-type="float" office:value="-536" calcext:value-type="float">
            <text:p>-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/>
          <table:table-cell table:style-name="ce130" table:number-columns-repeated="3"/>
          <table:table-cell table:style-name="ce13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table:style-name="ce127" office:value-type="date" office:date-value="2022-11-08" calcext:value-type="date">
            <text:p>08.11.2022</text:p>
          </table:table-cell>
          <table:table-cell table:style-name="ce130" office:value-type="string" calcext:value-type="string">
            <text:p>pervin dil kursu haval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250" calcext:value-type="float">
            <text:p>-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8]+[.F19]+[.G19]" office:value-type="float" office:value="-1134.9" calcext:value-type="float">
            <text:p>-1.134,90</text:p>
          </table:table-cell>
        </table:table-row>
        <table:table-row table:style-name="ro3">
          <table:table-cell table:style-name="ce127"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Adem Özen Kira Ödemesi 6/12</text:p>
          </table:table-cell>
          <table:table-cell table:style-name="ce130" table:number-columns-repeated="2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150" calcext:value-type="float">
            <text:p>-4.150,00</text:p>
          </table:table-cell>
          <table:table-cell table:formula="of:=[.H19]+[.F20]+[.G20]" office:value-type="float" office:value="-5284.9" calcext:value-type="float">
            <text:p>-5.284,90</text:p>
          </table:table-cell>
        </table:table-row>
        <table:table-row table:style-name="ro3">
          <table:table-cell table:style-name="ce127"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MarRyl Aidat 6/12</text:p>
          </table:table-cell>
          <table:table-cell table:style-name="ce130" table:number-columns-repeated="2"/>
          <table:table-cell table:style-name="ce138" office:value-type="float" office:value="-496.5" calcext:value-type="float">
            <text:p>-496,50</text:p>
          </table:table-cell>
          <table:table-cell table:style-name="ce137"/>
          <table:table-cell office:value-type="float" office:value="-496.5" calcext:value-type="float">
            <text:p>-496,50</text:p>
          </table:table-cell>
          <table:table-cell table:formula="of:=[.H20]+[.F21]+[.G21]" office:value-type="float" office:value="-5781.4" calcext:value-type="float">
            <text:p>-5.781,4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1]+[.F22]+[.G22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09-26" calcext:value-type="date">
            <text:p>26.09.2022</text:p>
          </table:table-cell>
          <table:table-cell table:style-name="ce129" office:value-type="string" calcext:value-type="string">
            <text:p>Mtv 3/3</text:p>
          </table:table-cell>
          <table:table-cell table:style-name="ce129" table:number-columns-repeated="2"/>
          <table:table-cell table:style-name="ce138" office:value-type="float" office:value="-112.67" calcext:value-type="float">
            <text:p>-112,67</text:p>
          </table:table-cell>
          <table:table-cell table:number-columns-repeated="2"/>
          <table:table-cell table:formula="of:=[.H22]+[.F23]+[.G23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koçtaş dolap 2/2</text:p>
          </table:table-cell>
          <table:table-cell table:style-name="ce131" table:number-columns-repeated="2"/>
          <table:table-cell table:style-name="ce138" office:value-type="float" office:value="-754.45" calcext:value-type="float">
            <text:p>-754,45</text:p>
          </table:table-cell>
          <table:table-cell table:number-columns-repeated="2"/>
          <table:table-cell table:formula="of:=[.H23]+[.F24]+[.G24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ikea masa 2/6</text:p>
          </table:table-cell>
          <table:table-cell table:style-name="ce131" table:number-columns-repeated="2"/>
          <table:table-cell table:style-name="ce138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06" calcext:value-type="date">
            <text:p>06.10.2022</text:p>
          </table:table-cell>
          <table:table-cell table:style-name="ce131" office:value-type="string" calcext:value-type="string">
            <text:p>koçtaş pervane 2/6</text:p>
          </table:table-cell>
          <table:table-cell table:style-name="ce131" table:number-columns-repeated="2"/>
          <table:table-cell table:style-name="ce138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 table:number-columns-repeated="2"/>
          <table:table-cell table:style-name="ce138" office:value-type="float" office:value="-721.38" calcext:value-type="float">
            <text:p>-721,38</text:p>
          </table:table-cell>
          <table:table-cell table:number-columns-repeated="2"/>
          <table:table-cell table:formula="of:=[.H26]+[.F27]+[.G27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16" calcext:value-type="date">
            <text:p>16.10.2022</text:p>
          </table:table-cell>
          <table:table-cell table:style-name="ce129" office:value-type="string" calcext:value-type="string">
            <text:p>audi benzin sivas havaalanı</text:p>
          </table:table-cell>
          <table:table-cell table:style-name="ce129" table:number-columns-repeated="2"/>
          <table:table-cell table:style-name="ce138" office:value-type="float" office:value="-500" calcext:value-type="float">
            <text:p>-500,00</text:p>
          </table:table-cell>
          <table:table-cell table:number-columns-repeated="2"/>
          <table:table-cell table:formula="of:=[.H27]+[.F28]+[.G28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0-23" calcext:value-type="date">
            <text:p>23.10.2022</text:p>
          </table:table-cell>
          <table:table-cell table:style-name="ce129" office:value-type="string" calcext:value-type="string">
            <text:p>vodafon</text:p>
          </table:table-cell>
          <table:table-cell table:style-name="ce129" table:number-columns-repeated="2"/>
          <table:table-cell table:style-name="ce138" office:value-type="float" office:value="-80" calcext:value-type="float">
            <text:p>-80,00</text:p>
          </table:table-cell>
          <table:table-cell table:number-columns-repeated="2"/>
          <table:table-cell table:formula="of:=[.H28]+[.F29]+[.G29]" office:value-type="float" office:value="-5781.4" calcext:value-type="float">
            <text:p>-5.781,40</text:p>
          </table:table-cell>
        </table:table-row>
        <table:table-row table:style-name="ro3">
          <table:table-cell table:style-name="ce127" office:value-type="date" office:date-value="2022-11-04" calcext:value-type="date">
            <text:p>04.11.2022</text:p>
          </table:table-cell>
          <table:table-cell table:style-name="ce131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528.3" calcext:value-type="float">
            <text:p>-2.528,30</text:p>
          </table:table-cell>
          <table:table-cell table:formula="of:=[.H29]+[.F30]+[.G30]" office:value-type="float" office:value="-8309.7" calcext:value-type="float">
            <text:p>-8.309,7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30]+[.F31]+[.G31]" office:value-type="float" office:value="-8309.7" calcext:value-type="float">
            <text:p>-8.309,70</text:p>
          </table:table-cell>
        </table:table-row>
        <table:table-row table:style-name="ro3">
          <table:table-cell/>
          <table:table-cell table:style-name="ce129" office:value-type="string" calcext:value-type="string">
            <text:p>954 /TOKATAMASY/FATURA</text:p>
          </table:table-cell>
          <table:table-cell table:style-name="ce129" table:number-columns-repeated="2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569" calcext:value-type="float">
            <text:p>-569,00</text:p>
          </table:table-cell>
          <table:table-cell table:formula="of:=[.H31]+[.F32]+[.G32]" office:value-type="float" office:value="-8878.7" calcext:value-type="float">
            <text:p>-8.878,70</text:p>
          </table:table-cell>
        </table:table-row>
        <table:table-row table:style-name="ro3">
          <table:table-cell/>
          <table:table-cell table:style-name="ce129" office:value-type="string" calcext:value-type="string">
            <text:p>959 /TOKATAMASY/FATURA</text:p>
          </table:table-cell>
          <table:table-cell table:style-name="ce129" table:number-columns-repeated="2"/>
          <table:table-cell table:style-name="ce138" office:value-type="float" office:value="-51" calcext:value-type="float">
            <text:p>-51,00</text:p>
          </table:table-cell>
          <table:table-cell/>
          <table:table-cell office:value-type="float" office:value="-51" calcext:value-type="float">
            <text:p>-51,00</text:p>
          </table:table-cell>
          <table:table-cell table:formula="of:=[.H32]+[.F33]+[.G33]" office:value-type="float" office:value="-8929.7" calcext:value-type="float">
            <text:p>-8.929,7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138"/>
          <table:table-cell table:number-columns-repeated="2"/>
          <table:table-cell table:formula="of:=[.H33]+[.F34]+[.G34]" office:value-type="float" office:value="-8929.7" calcext:value-type="float">
            <text:p>-8.929,70</text:p>
          </table:table-cell>
        </table:table-row>
        <table:table-row table:style-name="ro3">
          <table:table-cell table:style-name="ce127" office:value-type="date" office:date-value="2022-11-25" calcext:value-type="date">
            <text:p>25.11.2022</text:p>
          </table:table-cell>
          <table:table-cell table:style-name="ce174" office:value-type="string" calcext:value-type="string">
            <text:p>erenler gıda pide mlzm</text:p>
          </table:table-cell>
          <table:table-cell table:style-name="ce129" table:number-columns-repeated="2"/>
          <table:table-cell table:style-name="ce138"/>
          <table:table-cell/>
          <table:table-cell office:value-type="float" office:value="-175" calcext:value-type="float">
            <text:p>-175,00</text:p>
          </table:table-cell>
          <table:table-cell table:formula="of:=[.H34]+[.F35]+[.G35]" office:value-type="float" office:value="-9104.7" calcext:value-type="float">
            <text:p>-9.104,70</text:p>
          </table:table-cell>
        </table:table-row>
        <table:table-row table:style-name="ro3">
          <table:table-cell table:style-name="ce127" office:value-type="date" office:date-value="2022-11-26" calcext:value-type="date">
            <text:p>26.11.2022</text:p>
          </table:table-cell>
          <table:table-cell table:style-name="ce174" office:value-type="string" calcext:value-type="string">
            <text:p>erenler gıda pide mlzm</text:p>
          </table:table-cell>
          <table:table-cell table:style-name="ce129" table:number-columns-repeated="2"/>
          <table:table-cell table:style-name="ce138"/>
          <table:table-cell/>
          <table:table-cell office:value-type="float" office:value="-204" calcext:value-type="float">
            <text:p>-204,00</text:p>
          </table:table-cell>
          <table:table-cell table:formula="of:=[.H35]+[.F36]+[.G36]" office:value-type="float" office:value="-9308.7" calcext:value-type="float">
            <text:p>-9.308,70</text:p>
          </table:table-cell>
        </table:table-row>
        <table:table-row table:style-name="ro3">
          <table:table-cell table:style-name="ce127" office:value-type="date" office:date-value="2022-11-29" calcext:value-type="date">
            <text:p>29.11.2022</text:p>
          </table:table-cell>
          <table:table-cell table:style-name="ce174" office:value-type="string" calcext:value-type="string">
            <text:p>erenler gıda pide mlzm</text:p>
          </table:table-cell>
          <table:table-cell table:style-name="ce129" table:number-columns-repeated="2"/>
          <table:table-cell table:style-name="ce138"/>
          <table:table-cell/>
          <table:table-cell office:value-type="float" office:value="-182" calcext:value-type="float">
            <text:p>-182,00</text:p>
          </table:table-cell>
          <table:table-cell table:formula="of:=[.H36]+[.F37]+[.G37]" office:value-type="float" office:value="-9490.7" calcext:value-type="float">
            <text:p>-9.490,7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37]+[.F38]+[.G38]" office:value-type="float" office:value="-9490.7" calcext:value-type="float">
            <text:p>-9.490,7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8]+[.F39]+[.G39]" office:value-type="float" office:value="-9490.7" calcext:value-type="float">
            <text:p>-9.490,7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9]+[.F40]+[.G40]" office:value-type="float" office:value="-9490.7" calcext:value-type="float">
            <text:p>-9.490,7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40]+[.F41]+[.G41]" office:value-type="float" office:value="-9490.7" calcext:value-type="float">
            <text:p>-9.490,7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 table:formula="of:=[.H41]+[.F42]+[.G42]" office:value-type="float" office:value="-9490.7" calcext:value-type="float">
            <text:p>-9.490,7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number-columns-repeated="3"/>
          <table:table-cell table:formula="of:=[.H42]+[.F43]+[.G43]" office:value-type="float" office:value="-9490.7" calcext:value-type="float">
            <text:p>-9.490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3]+[.F44]+[.G44]" office:value-type="float" office:value="-7840.7" calcext:value-type="float">
            <text:p>-7.840,70</text:p>
          </table:table-cell>
        </table:table-row>
        <table:table-row table:style-name="ro3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number-columns-repeated="3"/>
          <table:table-cell table:formula="of:=[.H44]+[.F45]+[.G45]" office:value-type="float" office:value="-7840.7" calcext:value-type="float">
            <text:p>-7.840,70</text:p>
          </table:table-cell>
        </table:table-row>
        <table:table-row table:style-name="ro3">
          <table:table-cell table:style-name="ce127"/>
          <table:table-cell office:value-type="string" calcext:value-type="string">
            <text:p>snyG Metin ÇELİK 3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/>
          <table:table-cell table:style-name="Default" table:number-columns-repeated="2"/>
          <table:table-cell table:formula="of:=[.H45]+[.F46]+[.G46]" office:value-type="float" office:value="-7840.7" calcext:value-type="float">
            <text:p>-7.840,70</text:p>
          </table:table-cell>
        </table:table-row>
        <table:table-row table:style-name="ro3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number-columns-repeated="3"/>
          <table:table-cell table:formula="of:=[.H46]+[.F47]+[.G47]" office:value-type="float" office:value="-7840.7" calcext:value-type="float">
            <text:p>-7.840,70</text:p>
          </table:table-cell>
        </table:table-row>
        <table:table-row table:style-name="ro3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42" office:value-type="currency" office:currency="TRY" office:value="78000" calcext:value-type="currency">
            <text:p>₺78.000,00</text:p>
          </table:table-cell>
          <table:table-cell table:style-name="ce85"/>
          <table:table-cell table:number-columns-repeated="2"/>
          <table:table-cell table:formula="of:=[.H47]+[.F48]+[.G48]" office:value-type="float" office:value="-7840.7" calcext:value-type="float">
            <text:p>-7.840,70</text:p>
          </table:table-cell>
        </table:table-row>
        <table:table-row table:style-name="ro3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241"/>
          <table:table-cell table:number-columns-repeated="3"/>
          <table:table-cell table:formula="of:=[.H48]+[.F49]+[.G49]" office:value-type="float" office:value="-7840.7" calcext:value-type="float">
            <text:p>-7.840,7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49]+[.F50]+[.G50]" office:value-type="float" office:value="-7840.7" calcext:value-type="float">
            <text:p>-7.840,7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50]+[.F51]+[.G51]" office:value-type="float" office:value="-7840.7" calcext:value-type="float">
            <text:p>-7.840,70</text:p>
          </table:table-cell>
        </table:table-row>
        <table:table-row table:style-name="ro3">
          <table:table-cell table:number-columns-repeated="4"/>
          <table:table-cell table:style-name="ce85"/>
          <table:table-cell table:number-columns-repeated="2"/>
          <table:table-cell table:formula="of:=[.H51]+[.F52]+[.G52]" office:value-type="float" office:value="-7840.7" calcext:value-type="float">
            <text:p>-7.840,7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52]+[.F53]+[.G53]" office:value-type="float" office:value="-7840.7" calcext:value-type="float">
            <text:p>-7.840,7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3"/>
          <table:table-cell table:style-name="Default" table:number-columns-repeated="2"/>
          <table:table-cell table:formula="of:=[.H53]+[.F54]+[.G54]" office:value-type="float" office:value="-7840.7" calcext:value-type="float">
            <text:p>-7.840,70</text:p>
          </table:table-cell>
        </table:table-row>
        <table:table-row table:style-name="ro3">
          <table:table-cell table:number-columns-repeated="5"/>
          <table:table-cell table:style-name="Default" table:number-columns-repeated="3"/>
        </table:table-row>
        <table:table-row table:style-name="ro3">
          <table:table-cell table:style-name="ce127" office:value-type="date" office:date-value="2022-10-10" calcext:value-type="date">
            <text:p>10.10.2022</text:p>
          </table:table-cell>
          <table:table-cell table:style-name="ce173" office:value-type="string" calcext:value-type="string">
            <text:p>snyA Ayhan Tüfek 42000-40000</text:p>
          </table:table-cell>
          <table:table-cell table:style-name="ce173"/>
          <table:table-cell table:style-name="ce120" office:value-type="currency" office:currency="TRY" office:value="2000" calcext:value-type="currency">
            <text:p>₺2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127" office:value-type="date" office:date-value="2022-10-05" calcext:value-type="date">
            <text:p>05.10.2022</text:p>
          </table:table-cell>
          <table:table-cell table:style-name="ce173" office:value-type="string" calcext:value-type="string">
            <text:p>Cihan Elektrik Teminat 1200 – 1/6</text:p>
          </table:table-cell>
          <table:table-cell table:style-name="ce173"/>
          <table:table-cell table:style-name="ce120" office:value-type="currency" office:currency="TRY" office:value="200" calcext:value-type="currency">
            <text:p>₺200,00</text:p>
          </table:table-cell>
          <table:table-cell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Default" table:number-columns-repeated="3"/>
        </table:table-row>
        <table:table-row table:style-name="ro3">
          <table:table-cell table:style-name="ce127" office:value-type="date" office:date-value="2022-11-30" calcext:value-type="date">
            <text:p>30.11.2022</text:p>
          </table:table-cell>
          <table:table-cell table:style-name="ce70" office:value-type="string" calcext:value-type="string">
            <text:p>SnyF-Kynkçı Merdal 2/12-2023-24 tüfe</text:p>
          </table:table-cell>
          <table:table-cell table:style-name="ce70"/>
          <table:table-cell table:style-name="ce180" table:formula="of:=([.D66]+[.D64]+[.D62]+[.D60])*[.B1]/100" office:value-type="float" office:value="800" calcext:value-type="float">
            <text:p>8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2/12-2023-24</text:p>
          </table:table-cell>
          <table:table-cell table:style-name="ce70"/>
          <table:table-cell table:style-name="ce186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1/12-2023-24 tüfe</text:p>
          </table:table-cell>
          <table:table-cell table:style-name="ce70"/>
          <table:table-cell table:style-name="ce90" table:formula="of:=[$'10'.D86]" office:value-type="float" office:value="566.4" calcext:value-type="float">
            <text:p>566,4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/12-2023-24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9-30" calcext:value-type="date">
            <text:p>30.09.2022</text:p>
          </table:table-cell>
          <table:table-cell table:style-name="ce70" table:formula="of:=[$'09'.B48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6" table:formula="of:=[$'10'.D88]" office:value-type="float" office:value="369.6" calcext:value-type="float">
            <text:p>369,6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9'.B22]" office:value-type="string" office:string-value="ağaoğlu tokat-mersin benzin" calcext:value-type="string">
            <text:p>ağaoğlu tokat-mersin benzin</text:p>
          </table:table-cell>
          <table:table-cell table:style-name="ce70"/>
          <table:table-cell table:style-name="ce76" table:formula="of:=[$'10'.D90]" office:value-type="float" office:value="116.8" calcext:value-type="float">
            <text:p>116,8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9'.B24]" office:value-type="string" office:string-value="toros benzin taşucu-tokat" calcext:value-type="string">
            <text:p>toros benzin taşucu-tokat</text:p>
          </table:table-cell>
          <table:table-cell table:style-name="ce70"/>
          <table:table-cell table:style-name="ce76" table:formula="of:=[$'10'.D92]" office:value-type="float" office:value="94.8" calcext:value-type="float">
            <text:p>94,8</text:p>
          </table:table-cell>
          <table:table-cell/>
          <table:table-cell table:style-name="Default" table:number-columns-repeated="3"/>
        </table:table-row>
        <table:table-row table:style-name="ro3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Default" table:number-columns-repeated="3"/>
        </table:table-row>
        <table:table-row table:style-name="ro3">
          <table:table-cell table:number-columns-repeated="3"/>
          <table:table-cell table:formula="of:=SUM([.D59:.D69])" office:value-type="float" office:value="21947.6" calcext:value-type="float">
            <text:p>21947,6</text:p>
          </table:table-cell>
          <table:table-cell/>
          <table:table-cell table:style-name="Default" table:number-columns-repeated="3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7"/>
        <table:table-column table:style-name="co12" table:number-columns-repeated="3" table:default-cell-style-name="ce85"/>
        <table:table-row table:style-name="ro3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ARALI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4])" office:value-type="float" office:value="98349.5" calcext:value-type="float">
            <text:p>98.349,50</text:p>
          </table:table-cell>
          <table:table-cell table:style-name="ce135" table:formula="of:=SUM([.E4:.E91])" office:value-type="float" office:value="-19591.84" calcext:value-type="float">
            <text:p>-19.591,84</text:p>
          </table:table-cell>
          <table:table-cell table:style-name="ce135" table:formula="of:=SUM([.F4:.F89])" office:value-type="float" office:value="0" calcext:value-type="float">
            <text:p>0,00</text:p>
          </table:table-cell>
          <table:table-cell table:style-name="ce135" table:formula="of:=SUM([.G4:.G89])" office:value-type="float" office:value="0" calcext:value-type="float">
            <text:p>0,00</text:p>
          </table:table-cell>
          <table:table-cell table:style-name="ce135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85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4/6</text:p>
          </table:table-cell>
          <table:table-cell table:style-name="ce129"/>
          <table:table-cell table:style-name="ce129"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29" table:number-columns-repeated="2"/>
          <table:table-cell table:style-name="ce85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Adem Özen Kira Ödemesi 7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MarRyl Aidat 7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29" table:number-columns-repeated="3"/>
          <table:table-cell table:style-name="ce138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table:number-columns-repeated="3"/>
          <table:table-cell table:style-name="ce138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1" calcext:value-type="date">
            <text:p>01.11.2022</text:p>
          </table:table-cell>
          <table:table-cell table:style-name="ce131" office:value-type="string" calcext:value-type="string">
            <text:p>ikea masa 3/6</text:p>
          </table:table-cell>
          <table:table-cell table:style-name="ce131" table:number-columns-repeated="2"/>
          <table:table-cell table:style-name="ce138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6" calcext:value-type="date">
            <text:p>06.11.2022</text:p>
          </table:table-cell>
          <table:table-cell table:style-name="ce131" office:value-type="string" calcext:value-type="string">
            <text:p>koçtaş pervane 3/6</text:p>
          </table:table-cell>
          <table:table-cell table:style-name="ce131" table:number-columns-repeated="2"/>
          <table:table-cell table:style-name="ce138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138" office:value-type="float" office:value="-40" calcext:value-type="float">
            <text:p>-4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3" calcext:value-type="date">
            <text:p>03.11.2022</text:p>
          </table:table-cell>
          <table:table-cell table:style-name="ce174" office:value-type="string" calcext:value-type="string">
            <text:p>erenler gıda pide mlzm</text:p>
          </table:table-cell>
          <table:table-cell table:style-name="ce129" table:number-columns-repeated="2"/>
          <table:table-cell table:style-name="ce138" office:value-type="float" office:value="-173.67" calcext:value-type="float">
            <text:p>-173,67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5" calcext:value-type="date">
            <text:p>05.11.2022</text:p>
          </table:table-cell>
          <table:table-cell table:style-name="ce129" office:value-type="string" calcext:value-type="string">
            <text:p>mersin rav4 gaz</text:p>
          </table:table-cell>
          <table:table-cell table:style-name="ce129" table:number-columns-repeated="2"/>
          <table:table-cell table:style-name="ce138" office:value-type="float" office:value="-398.07" calcext:value-type="float">
            <text:p>-398,07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31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lc kot – elçilik vatandaşlık</text:p>
          </table:table-cell>
          <table:table-cell table:style-name="ce129" table:number-columns-repeated="2"/>
          <table:table-cell office:value-type="float" office:value="-279.99" calcext:value-type="float">
            <text:p>-279,99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hd isk</text:p>
          </table:table-cell>
          <table:table-cell table:style-name="ce129" table:number-columns-repeated="2"/>
          <table:table-cell office:value-type="float" office:value="-89" calcext:value-type="float">
            <text:p>-89,0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Koçtaş 60*60 led</text:p>
          </table:table-cell>
          <table:table-cell table:style-name="ce129" table:number-columns-repeated="2"/>
          <table:table-cell office:value-type="float" office:value="-189.9" calcext:value-type="float">
            <text:p>-189,90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KKTC vatandaşlık harcı</text:p>
          </table:table-cell>
          <table:table-cell table:style-name="ce129" table:number-columns-repeated="2"/>
          <table:table-cell office:value-type="float" office:value="-2146.5" calcext:value-type="float">
            <text:p>-2.146,5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KKTC vatandaşlık harcı</text:p>
          </table:table-cell>
          <table:table-cell table:style-name="ce129" table:number-columns-repeated="2"/>
          <table:table-cell office:value-type="float" office:value="-275" calcext:value-type="float">
            <text:p>-275,00</text:p>
          </table:table-cell>
          <table:table-cell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2" calcext:value-type="date">
            <text:p>12.11.2022</text:p>
          </table:table-cell>
          <table:table-cell table:style-name="ce174" office:value-type="string" calcext:value-type="string">
            <text:p>erenler gıda pide mlzm</text:p>
          </table:table-cell>
          <table:table-cell table:style-name="ce129" table:number-columns-repeated="2"/>
          <table:table-cell office:value-type="float" office:value="-189.66" calcext:value-type="float">
            <text:p>-189,66</text:p>
          </table:table-cell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4" calcext:value-type="date">
            <text:p>14.11.2022</text:p>
          </table:table-cell>
          <table:table-cell table:style-name="ce129" office:value-type="string" calcext:value-type="string">
            <text:p>snyB alçıpan</text:p>
          </table:table-cell>
          <table:table-cell table:style-name="ce129" table:number-columns-repeated="2"/>
          <table:table-cell office:value-type="float" office:value="-1720" calcext:value-type="float">
            <text:p>-1.720,00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17" calcext:value-type="date">
            <text:p>17.11.2022</text:p>
          </table:table-cell>
          <table:table-cell table:style-name="ce174" office:value-type="string" calcext:value-type="string">
            <text:p>erenler gıda pide mlzm</text:p>
          </table:table-cell>
          <table:table-cell table:style-name="ce129" table:number-columns-repeated="2"/>
          <table:table-cell table:formula="of:=-204.04" office:value-type="float" office:value="-204.04" calcext:value-type="float">
            <text:p>-204,04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22" calcext:value-type="date">
            <text:p>22.11.2022</text:p>
          </table:table-cell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22" calcext:value-type="date">
            <text:p>22.11.2022</text:p>
          </table:table-cell>
          <table:table-cell table:style-name="ce131" office:value-type="string" calcext:value-type="string">
            <text:p>atasun gözlük 1/3</text:p>
          </table:table-cell>
          <table:table-cell table:style-name="ce131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1" office:value-type="string" calcext:value-type="string">
            <text:p>4876 KK <text:s text:c="22"/>7945,34</text:p>
          </table:table-cell>
          <table:table-cell table:style-name="ce131" table:number-columns-repeated="2"/>
          <table:table-cell table:number-columns-repeated="3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2-10" calcext:value-type="date">
            <text:p>10.12.2022</text:p>
          </table:table-cell>
          <table:table-cell office:value-type="string" calcext:value-type="string">
            <text:p>SnyB Salih ANT </text:p>
          </table:table-cell>
          <table:table-cell/>
          <table:table-cell table:style-name="ce242" office:value-type="currency" office:currency="TRY" office:value="84000" calcext:value-type="currency">
            <text:p>₺84.000,00</text:p>
          </table:table-cell>
          <table:table-cell table:style-name="Default" table:number-columns-repeated="3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85"/>
          <table:table-cell table:style-name="Default"/>
          <table:table-cell table:number-columns-repeated="2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/>
          <table:table-cell/>
          <table:table-cell table:formula="of:=[.H54]+[.F55]+[.G5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85"/>
          <table:table-cell table:style-name="Default"/>
          <table:table-cell/>
          <table:table-cell table:formula="of:=[.H55]+[.F56]+[.G56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27"/>
          <table:table-cell table:number-columns-repeated="3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80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3"/>
        </table:table-row>
        <table:table-row table:style-name="ro3">
          <table:table-cell/>
          <table:table-cell table:style-name="ce123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85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85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7"/>
        <table:table-column table:style-name="co12" table:number-columns-repeated="3" table:default-cell-style-name="ce85"/>
        <table:table-row table:style-name="ro3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3">
          <table:table-cell table:style-name="ce133" office:value-type="string" calcext:value-type="string">
            <text:p>- OCAK 2023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8])" office:value-type="float" office:value="10050" calcext:value-type="float">
            <text:p>10.050,00</text:p>
          </table:table-cell>
          <table:table-cell table:style-name="ce135" table:formula="of:=SUM([.E4:.E85])" office:value-type="float" office:value="-21004.96" calcext:value-type="float">
            <text:p>-21.004,96</text:p>
          </table:table-cell>
          <table:table-cell table:style-name="ce135" table:formula="of:=SUM([.F4:.F83])" office:value-type="float" office:value="0" calcext:value-type="float">
            <text:p>0,00</text:p>
          </table:table-cell>
          <table:table-cell table:style-name="ce135" table:formula="of:=SUM([.G4:.G83])" office:value-type="float" office:value="0" calcext:value-type="float">
            <text:p>0,00</text:p>
          </table:table-cell>
          <table:table-cell table:style-name="ce135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85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85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29"/>
          <table:table-cell table:style-name="ce129" office:value-type="float" office:value="200" calcext:value-type="float">
            <text:p>200</text:p>
          </table:table-cell>
          <table:table-cell table:style-name="ce85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29" table:number-columns-repeated="2"/>
          <table:table-cell table:style-name="ce85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Adem Özen Kira Ödemesi 8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0" office:value-type="string" calcext:value-type="string">
            <text:p>MarRyl Aidat 8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29" table:number-columns-repeated="3"/>
          <table:table-cell table:style-name="ce138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table:number-columns-repeated="3"/>
          <table:table-cell table:style-name="ce138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1" calcext:value-type="date">
            <text:p>01.11.2022</text:p>
          </table:table-cell>
          <table:table-cell table:style-name="ce131" office:value-type="string" calcext:value-type="string">
            <text:p>ikea masa 4/6</text:p>
          </table:table-cell>
          <table:table-cell table:style-name="ce131" table:number-columns-repeated="2"/>
          <table:table-cell table:style-name="ce138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6" calcext:value-type="date">
            <text:p>06.11.2022</text:p>
          </table:table-cell>
          <table:table-cell table:style-name="ce131" office:value-type="string" calcext:value-type="string">
            <text:p>koçtaş pervane 4/6</text:p>
          </table:table-cell>
          <table:table-cell table:style-name="ce131" table:number-columns-repeated="2"/>
          <table:table-cell table:style-name="ce138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31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22" calcext:value-type="date">
            <text:p>22.11.2022</text:p>
          </table:table-cell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date" office:date-value="2022-11-22" calcext:value-type="date">
            <text:p>22.11.2022</text:p>
          </table:table-cell>
          <table:table-cell table:style-name="ce131" office:value-type="string" calcext:value-type="string">
            <text:p>atasun gözlük 1/3</text:p>
          </table:table-cell>
          <table:table-cell table:style-name="ce131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office:value-type="string" calcext:value-type="string">
            <text:p>Tokat Belediyesi Vergi Ayşe Balcı</text:p>
          </table:table-cell>
          <table:table-cell table:style-name="ce131" table:number-columns-repeated="2"/>
          <table:table-cell office:value-type="float" office:value="-197.25" calcext:value-type="float">
            <text:p>-197,25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office:value-type="string" calcext:value-type="string">
            <text:p>Tokat Belediyesi Vergi H.Murat Balcı</text:p>
          </table:table-cell>
          <table:table-cell table:style-name="ce131" table:number-columns-repeated="2"/>
          <table:table-cell office:value-type="float" office:value="-508.2" calcext:value-type="float">
            <text:p>-508,2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office:value-type="string" calcext:value-type="string">
            <text:p>Tokat Belediyesi Vergi A.Umut Balcı</text:p>
          </table:table-cell>
          <table:table-cell table:style-name="ce131" table:number-columns-repeated="2"/>
          <table:table-cell office:value-type="float" office:value="-1589.85" calcext:value-type="float">
            <text:p>-1.589,85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office:value-type="string" calcext:value-type="string">
            <text:p>Tokat Belediyesi Vergi P.Özlem Balcı Atila ev</text:p>
          </table:table-cell>
          <table:table-cell table:style-name="ce131" table:number-columns-repeated="2"/>
          <table:table-cell office:value-type="float" office:value="-323.65" calcext:value-type="float">
            <text:p>-323,65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style-name="ce131" table:number-columns-repeated="3"/>
          <table:table-cell table:number-columns-repeated="3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31" office:value-type="string" calcext:value-type="string">
            <text:p>4876 KK <text:s text:c="22"/></text:p>
          </table:table-cell>
          <table:table-cell table:style-name="ce131" table:number-columns-repeated="2"/>
          <table:table-cell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/>
          <table:table-cell table:style-name="Default"/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style-name="ce127"/>
          <table:table-cell table:number-columns-repeated="2"/>
          <table:table-cell table:style-name="ce242"/>
          <table:table-cell table:style-name="Default" table:number-columns-repeated="3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85"/>
          <table:table-cell table:style-name="Default"/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/>
          <table:table-cell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85"/>
          <table:table-cell table:style-name="Default"/>
          <table:table-cell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27"/>
          <table:table-cell table:number-columns-repeated="3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80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85"/>
          <table:table-cell table:style-name="Default" table:number-columns-repeated="3"/>
        </table:table-row>
        <table:table-row table:style-name="ro3">
          <table:table-cell/>
          <table:table-cell table:style-name="ce123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85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8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number number:decimal-places="2" number:min-decimal-places="2" number:min-integer-digits="0" number:grouping="true"/>
    </number:number-style>
    <number:number-style style:name="N127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/>
    </number:number-style>
    <number:number-style style:name="N125">
      <style:text-properties fo:color="#ff0000"/>
      <number:text>-</number:text>
      <number:number number:decimal-places="2" number:min-decimal-places="2" number:min-integer-digits="1"/>
      <style:map style:condition="value()&gt;=0" style:apply-style-name="N125P0"/>
    </number:number-style>
    <number:number-style style:name="N124">
      <number:number number:decimal-places="4" number:min-decimal-places="4" number:min-integer-digits="1"/>
    </number:number-style>
    <number:date-style style:name="N123">
      <number:day number:style="long"/>
      <number:text>.</number:text>
      <number:month number:style="long"/>
      <number:text>.</number:text>
    </number:date-style>
    <number:number-style style:name="N122">
      <number:number number:decimal-places="3" number:min-decimal-places="3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number number:decimal-places="11" number:min-decimal-places="11"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number-style style:name="N1014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8P0"/>
    </number:number-style>
    <number:time-style style:name="N1013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currency-style style:name="N1013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4P0"/>
    </number:currency-style>
    <number:currency-style style:name="N1013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2" number:language="tr" number:country="TR">
      <number:hours/>
      <number:text>:</number:text>
      <number:minutes number:style="long"/>
      <number:text> </number:text>
      <number:am-pm/>
    </number:time-style>
    <number:date-style style:name="N10131" number:language="tr" number:country="TR">
      <number:month number:textual="true"/>
      <number:text>.</number:text>
      <number:year/>
    </number:date-style>
    <number:date-style style:name="N10130" number:language="tr" number:country="TR">
      <number:day/>
      <number:text>. </number:text>
      <number:month number:textual="true"/>
    </number:date-style>
    <number:date-style style:name="N10129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8P2" style:volatile="true" number:language="tr" number:country="TR">
      <number:text> </number:text>
      <number:fill-character> </number:fill-character>
      <number:text>- TL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24" number:language="tr" number:country="TR">
      <number:day/>
      <number:text>.</number:text>
      <number:month number:textual="true"/>
    </number:date-style>
    <number:number-style style:name="N1012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3P0"/>
    </number:number-style>
    <number:number-style style:name="N1012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1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8P0"/>
    </number:number-style>
    <number:number-style style:name="N10119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7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7P0"/>
    </number:number-style>
    <number:number-style style:name="N1011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43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21H14M44S</meta:editing-duration>
    <meta:editing-cycles>101</meta:editing-cycles>
    <meta:generator>LibreOffice/7.3.7.2$Linux_X86_64 LibreOffice_project/30$Build-2</meta:generator>
    <dc:date>2022-11-29T17:18:47.675751756</dc:date>
    <meta:document-statistic meta:table-count="15" meta:cell-count="2279" meta:object-count="0"/>
  </office:meta>
</office:document-meta>
</file>